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P1" style:family="paragraph" style:parent-style-name="Header">
      <style:text-properties officeooo:rsid="0050ad98" officeooo:paragraph-rsid="0050ad98"/>
    </style:style>
    <style:style style:name="P2" style:family="paragraph" style:parent-style-name="Footer">
      <style:text-properties officeooo:rsid="005157d8" officeooo:paragraph-rsid="005157d8"/>
    </style:style>
    <style:style style:name="P3" style:family="paragraph" style:parent-style-name="Standard">
      <style:text-properties style:font-name="Courier New" officeooo:rsid="000ed58e" officeooo:paragraph-rsid="000ed58e"/>
    </style:style>
    <style:style style:name="P4" style:family="paragraph" style:parent-style-name="Standard">
      <style:text-properties style:font-name="Courier New" officeooo:rsid="000ed58e" officeooo:paragraph-rsid="0010e992"/>
    </style:style>
    <style:style style:name="P5" style:family="paragraph" style:parent-style-name="Standard">
      <style:text-properties style:font-name="Courier New" officeooo:rsid="000ed58e" officeooo:paragraph-rsid="00141e9d"/>
    </style:style>
    <style:style style:name="P6" style:family="paragraph" style:parent-style-name="Standard">
      <style:text-properties style:font-name="Courier New" officeooo:rsid="000ed58e" officeooo:paragraph-rsid="0055253c"/>
    </style:style>
    <style:style style:name="P7" style:family="paragraph" style:parent-style-name="Standard">
      <style:text-properties style:font-name="Courier New" officeooo:rsid="000ed58e" officeooo:paragraph-rsid="00571288"/>
    </style:style>
    <style:style style:name="P8" style:family="paragraph" style:parent-style-name="Standard">
      <style:text-properties style:font-name="Courier New" officeooo:rsid="000ed58e" officeooo:paragraph-rsid="006a6373"/>
    </style:style>
    <style:style style:name="P9" style:family="paragraph" style:parent-style-name="Standard">
      <style:text-properties style:font-name="Courier New" officeooo:rsid="000ed58e" officeooo:paragraph-rsid="006fe2e2"/>
    </style:style>
    <style:style style:name="P10" style:family="paragraph" style:parent-style-name="Standard">
      <style:text-properties style:font-name="Courier New" officeooo:rsid="000ed58e" officeooo:paragraph-rsid="0073421c"/>
    </style:style>
    <style:style style:name="P11" style:family="paragraph" style:parent-style-name="Standard">
      <style:text-properties style:font-name="Courier New" officeooo:rsid="000ed58e" officeooo:paragraph-rsid="008948e1"/>
    </style:style>
    <style:style style:name="P12" style:family="paragraph" style:parent-style-name="Standard">
      <style:text-properties style:font-name="Courier New" officeooo:rsid="001885d0" officeooo:paragraph-rsid="001885d0"/>
    </style:style>
    <style:style style:name="P13" style:family="paragraph" style:parent-style-name="Standard">
      <style:text-properties style:font-name="Courier New" officeooo:rsid="00192c78" officeooo:paragraph-rsid="00192c78"/>
    </style:style>
    <style:style style:name="P14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P15" style:family="paragraph" style:parent-style-name="Standard">
      <style:text-properties style:font-name="Courier New" officeooo:rsid="00192c78" officeooo:paragraph-rsid="0057ea3e"/>
    </style:style>
    <style:style style:name="P16" style:family="paragraph" style:parent-style-name="Standard">
      <style:text-properties style:font-name="Courier New" officeooo:rsid="00192c78" officeooo:paragraph-rsid="00865959"/>
    </style:style>
    <style:style style:name="P17" style:family="paragraph" style:parent-style-name="Standard">
      <style:text-properties style:font-name="Courier New" officeooo:rsid="00192c78" officeooo:paragraph-rsid="0096b35d"/>
    </style:style>
    <style:style style:name="P18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Courier New" fo:font-weight="bold" officeooo:rsid="000ed58e" officeooo:paragraph-rsid="000ed58e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0ed58e" officeooo:paragraph-rsid="0041cb21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ed58e" officeooo:paragraph-rsid="0062646c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0ed58e" officeooo:paragraph-rsid="006a6373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0ed58e" officeooo:paragraph-rsid="006a89f3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0ed58e" officeooo:paragraph-rsid="0073421c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Courier New" fo:font-weight="bold" officeooo:rsid="001885d0" officeooo:paragraph-rsid="001885d0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18394c" officeooo:paragraph-rsid="0025873e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8394c" officeooo:paragraph-rsid="005ed821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17e904" officeooo:paragraph-rsid="005ed821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17e904" officeooo:paragraph-rsid="007c6175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31743d" officeooo:paragraph-rsid="000ed58e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34768d" officeooo:paragraph-rsid="0034768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" fo:font-weight="bold" officeooo:rsid="0060af4e" officeooo:paragraph-rsid="0060af4e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60af4e" officeooo:paragraph-rsid="0060af4e" style:font-weight-asian="bold" style:font-weight-complex="bold"/>
    </style:style>
    <style:style style:name="P35" style:family="paragraph" style:parent-style-name="Standard">
      <style:text-properties style:font-name="Courier New" fo:font-weight="bold" officeooo:rsid="0019811a" officeooo:paragraph-rsid="0025873e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1b2e8d" officeooo:paragraph-rsid="0025873e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5e1ddd" officeooo:paragraph-rsid="005e1ddd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1f25bd" officeooo:paragraph-rsid="00192c78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5c0f43" officeooo:paragraph-rsid="005c0f43" fo:background-color="#000000" style:font-weight-asian="bold" style:font-weight-complex="bold"/>
    </style:style>
    <style:style style:name="P42" style:family="paragraph" style:parent-style-name="Standard">
      <style:text-properties style:font-name="Courier New" fo:font-weight="bold" officeooo:rsid="00192c78" officeooo:paragraph-rsid="00192c78" fo:background-color="#000000" style:font-weight-asian="bold" style:font-weight-complex="bold"/>
    </style:style>
    <style:style style:name="P43" style:family="paragraph" style:parent-style-name="Standard">
      <style:text-properties style:font-name="Courier New" fo:font-weight="bold" officeooo:rsid="00192c78" officeooo:paragraph-rsid="0096b35d" fo:background-color="#000000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5d5a25" fo:background-color="#000000" style:font-weight-asian="bold" style:font-weight-complex="bold"/>
    </style:style>
    <style:style style:name="P45" style:family="paragraph" style:parent-style-name="Standard">
      <style:text-properties style:font-name="Courier New" fo:font-weight="bold" officeooo:rsid="006a6373" officeooo:paragraph-rsid="000ed58e" fo:background-color="#ffff00" style:font-weight-asian="bold" style:font-weight-complex="bold"/>
    </style:style>
    <style:style style:name="P46" style:family="paragraph" style:parent-style-name="Standard">
      <style:text-properties style:font-name="Courier New" fo:font-weight="normal" officeooo:rsid="000ed58e" officeooo:paragraph-rsid="000ed58e" style:font-weight-asian="normal" style:font-weight-complex="normal"/>
    </style:style>
    <style:style style:name="P47" style:family="paragraph" style:parent-style-name="Standard">
      <style:text-properties style:font-name="Courier New" fo:font-weight="normal" officeooo:rsid="000ed58e" officeooo:paragraph-rsid="003dd848" style:font-weight-asian="normal" style:font-weight-complex="normal"/>
    </style:style>
    <style:style style:name="P48" style:family="paragraph" style:parent-style-name="Standard">
      <style:text-properties style:font-name="Courier New" fo:font-weight="normal" officeooo:rsid="000ed58e" officeooo:paragraph-rsid="0041cb21" style:font-weight-asian="normal" style:font-weight-complex="normal"/>
    </style:style>
    <style:style style:name="P49" style:family="paragraph" style:parent-style-name="Standard">
      <style:text-properties style:font-name="Courier New" fo:font-weight="normal" officeooo:rsid="000ed58e" officeooo:paragraph-rsid="0055253c" style:font-weight-asian="normal" style:font-weight-complex="normal"/>
    </style:style>
    <style:style style:name="P50" style:family="paragraph" style:parent-style-name="Standard">
      <style:text-properties style:font-name="Courier New" fo:font-weight="normal" officeooo:rsid="000ed58e" officeooo:paragraph-rsid="0062ec61" style:font-weight-asian="normal" style:font-weight-complex="normal"/>
    </style:style>
    <style:style style:name="P51" style:family="paragraph" style:parent-style-name="Standard">
      <style:text-properties style:font-name="Courier New" fo:font-weight="normal" officeooo:rsid="000ed58e" officeooo:paragraph-rsid="006a6373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0ed58e" officeooo:paragraph-rsid="006a89f3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0ed58e" officeooo:paragraph-rsid="007882d9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0ed58e" officeooo:paragraph-rsid="009060ef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0ed58e" officeooo:paragraph-rsid="00a9a495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0ed58e" officeooo:paragraph-rsid="00adaf6f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0ed58e" officeooo:paragraph-rsid="00ae5837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3dd848" officeooo:paragraph-rsid="003dd848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1885d0" officeooo:paragraph-rsid="001885d0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1885d0" officeooo:paragraph-rsid="0064e7a1" style:font-weight-asian="normal" style:font-weight-complex="normal"/>
    </style:style>
    <style:style style:name="P61" style:family="paragraph" style:parent-style-name="Standard">
      <style:text-properties style:font-name="Courier New" fo:font-weight="normal" officeooo:rsid="0018394c" officeooo:paragraph-rsid="00924517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2662b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7b9c36" style:font-weight-asian="normal" style:font-weight-complex="normal"/>
    </style:style>
    <style:style style:name="P64" style:family="paragraph" style:parent-style-name="Standard">
      <style:text-properties style:font-name="Courier New" fo:font-weight="normal" officeooo:rsid="000e3c64" officeooo:paragraph-rsid="002662b3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Courier New" fo:font-weight="normal" officeooo:rsid="0031743d" officeooo:paragraph-rsid="0031743d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5d5a25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60af4e" style:font-weight-asian="normal" style:font-weight-complex="normal"/>
    </style:style>
    <style:style style:name="P68" style:family="paragraph" style:parent-style-name="Standard">
      <style:text-properties style:font-name="Courier New" fo:font-weight="normal" officeooo:rsid="0031743d" officeooo:paragraph-rsid="000ed58e" style:font-weight-asian="normal" style:font-weight-complex="normal"/>
    </style:style>
    <style:style style:name="P69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70" style:family="paragraph" style:parent-style-name="Standard">
      <style:text-properties style:font-name="Courier New" fo:font-weight="normal" officeooo:rsid="0031743d" officeooo:paragraph-rsid="003c7c65" style:font-weight-asian="normal" style:font-weight-complex="normal"/>
    </style:style>
    <style:style style:name="P71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72" style:family="paragraph" style:parent-style-name="Standard">
      <style:text-properties style:font-name="Courier New" fo:font-weight="normal" officeooo:rsid="0034768d" officeooo:paragraph-rsid="0035f298" style:font-weight-asian="normal" style:font-weight-complex="normal"/>
    </style:style>
    <style:style style:name="P73" style:family="paragraph" style:parent-style-name="Standard">
      <style:text-properties style:font-name="Courier New" fo:font-weight="normal" officeooo:rsid="0034768d" officeooo:paragraph-rsid="0078f686" style:font-weight-asian="normal" style:font-weight-complex="normal"/>
    </style:style>
    <style:style style:name="P74" style:family="paragraph" style:parent-style-name="Standard">
      <style:text-properties style:font-name="Courier New" fo:font-weight="normal" officeooo:rsid="005e1ddd" officeooo:paragraph-rsid="005f36d3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ourier New" fo:font-weight="normal" officeooo:rsid="0060af4e" officeooo:paragraph-rsid="0060af4e" style:font-weight-asian="normal" style:font-weight-complex="normal"/>
    </style:style>
    <style:style style:name="P76" style:family="paragraph" style:parent-style-name="Standard">
      <style:text-properties style:font-name="Courier New" fo:font-weight="normal" officeooo:rsid="006a6373" officeooo:paragraph-rsid="006a6373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6a89f3" officeooo:paragraph-rsid="006a89f3" style:font-weight-asian="normal" style:font-weight-complex="normal"/>
    </style:style>
    <style:style style:name="P78" style:family="paragraph" style:parent-style-name="Standard">
      <style:text-properties style:font-name="Courier New" fo:font-weight="normal" officeooo:rsid="0055253c" officeooo:paragraph-rsid="00571288" style:font-weight-asian="normal" style:font-weight-complex="normal"/>
    </style:style>
    <style:style style:name="P79" style:family="paragraph" style:parent-style-name="Standard">
      <style:text-properties style:font-name="Courier New" fo:font-weight="normal" officeooo:rsid="007882d9" officeooo:paragraph-rsid="007882d9" style:font-weight-asian="normal" style:font-weight-complex="normal"/>
    </style:style>
    <style:style style:name="P80" style:family="paragraph" style:parent-style-name="Standard">
      <style:text-properties style:font-name="Courier New" fo:font-weight="normal" officeooo:rsid="0078c1f7" officeooo:paragraph-rsid="009060ef" style:font-weight-asian="normal" style:font-weight-complex="normal"/>
    </style:style>
    <style:style style:name="P81" style:family="paragraph" style:parent-style-name="Standard">
      <style:text-properties style:font-name="Courier New" fo:font-weight="normal" officeooo:rsid="005f36d3" officeooo:paragraph-rsid="005f36d3" style:font-weight-asian="normal" style:font-weight-complex="normal"/>
    </style:style>
    <style:style style:name="P82" style:family="paragraph" style:parent-style-name="Standard">
      <style:text-properties style:font-name="Courier New" fo:font-weight="normal" officeooo:rsid="0064e7a1" officeooo:paragraph-rsid="0064e7a1" style:font-weight-asian="normal" style:font-weight-complex="normal"/>
    </style:style>
    <style:style style:name="P83" style:family="paragraph" style:parent-style-name="Standard">
      <style:text-properties style:font-name="Courier New" fo:font-weight="normal" officeooo:rsid="000ed58e" officeooo:paragraph-rsid="006a89f3" fo:background-color="transparent" style:font-weight-asian="normal" style:font-weight-complex="normal"/>
    </style:style>
    <style:style style:name="P84" style:family="paragraph" style:parent-style-name="Standard">
      <style:text-properties style:font-name="Courier New" fo:font-weight="normal" officeooo:rsid="0053a0ff" officeooo:paragraph-rsid="006a6373" fo:background-color="#ffff00" style:font-weight-asian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ourier New" officeooo:rsid="0016086c" officeooo:paragraph-rsid="002662b3"/>
    </style:style>
    <style:style style:name="P86" style:family="paragraph" style:parent-style-name="Table_20_Contents">
      <style:text-properties style:font-name="Courier New" fo:font-size="6pt" fo:font-weight="normal" officeooo:rsid="0016086c" officeooo:paragraph-rsid="002662b3" style:font-size-asian="5.25pt" style:font-weight-asian="normal" style:font-size-complex="6pt" style:font-weight-complex="normal"/>
    </style:style>
    <style:style style:name="P87" style:family="paragraph" style:parent-style-name="Table_20_Contents">
      <style:text-properties style:font-name="Courier New" officeooo:paragraph-rsid="002662b3"/>
    </style:style>
    <style:style style:name="P88" style:family="paragraph" style:parent-style-name="Standard">
      <style:text-properties style:font-name="Courier New" officeooo:rsid="00161358" officeooo:paragraph-rsid="008948e1"/>
    </style:style>
    <style:style style:name="P89" style:family="paragraph" style:parent-style-name="Standard">
      <style:text-properties style:font-name="Courier New" officeooo:rsid="0010c066" officeooo:paragraph-rsid="006fe2e2"/>
    </style:style>
    <style:style style:name="P90" style:family="paragraph" style:parent-style-name="Standard">
      <style:text-properties style:font-name="Courier New" officeooo:rsid="0010c066" officeooo:paragraph-rsid="0010e992"/>
    </style:style>
    <style:style style:name="P91" style:family="paragraph" style:parent-style-name="Standard">
      <style:text-properties style:font-name="Courier New" officeooo:rsid="0073421c" officeooo:paragraph-rsid="0073421c"/>
    </style:style>
    <style:style style:name="P92" style:family="paragraph" style:parent-style-name="Standard">
      <style:text-properties style:font-name="Courier New" officeooo:rsid="0096b35d" officeooo:paragraph-rsid="0096b35d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officeooo:rsid="00983026" officeooo:paragraph-rsid="00983026"/>
    </style:style>
    <style:style style:name="P94" style:family="paragraph" style:parent-style-name="Standard">
      <style:text-properties style:font-name="Courier New" officeooo:rsid="00983026" officeooo:paragraph-rsid="00983026"/>
    </style:style>
    <style:style style:name="P95" style:family="paragraph" style:parent-style-name="Standard">
      <style:text-properties style:font-name="Courier New" officeooo:rsid="009b3524" officeooo:paragraph-rsid="009b3524"/>
    </style:style>
    <style:style style:name="P96" style:family="paragraph" style:parent-style-name="Standard">
      <style:text-properties style:font-name="Courier New" officeooo:rsid="009b3524" officeooo:paragraph-rsid="009c869c"/>
    </style:style>
    <style:style style:name="P97" style:family="paragraph" style:parent-style-name="Standard">
      <style:text-properties style:font-name="Courier New" officeooo:rsid="009b3524" officeooo:paragraph-rsid="009f0bc7"/>
    </style:style>
    <style:style style:name="P98" style:family="paragraph" style:parent-style-name="Standard">
      <style:text-properties fo:color="#c9211e" loext:opacity="100%" style:font-name="Courier New" officeooo:rsid="00983026" officeooo:paragraph-rsid="00983026"/>
    </style:style>
    <style:style style:name="P99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83026" officeooo:paragraph-rsid="00983026"/>
    </style:style>
    <style:style style:name="P101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83026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6b35d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6b35d" officeooo:paragraph-rsid="0096b35d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T1" style:family="text">
      <style:text-properties officeooo:rsid="006be162"/>
    </style:style>
    <style:style style:name="T2" style:family="text">
      <style:text-properties officeooo:rsid="0010c066"/>
    </style:style>
    <style:style style:name="T3" style:family="text">
      <style:text-properties officeooo:rsid="0010e992"/>
    </style:style>
    <style:style style:name="T4" style:family="text">
      <style:text-properties officeooo:rsid="00120593"/>
    </style:style>
    <style:style style:name="T5" style:family="text">
      <style:text-properties officeooo:rsid="001334cf"/>
    </style:style>
    <style:style style:name="T6" style:family="text">
      <style:text-properties officeooo:rsid="00141e9d"/>
    </style:style>
    <style:style style:name="T7" style:family="text">
      <style:text-properties officeooo:rsid="00161358"/>
    </style:style>
    <style:style style:name="T8" style:family="text">
      <style:text-properties officeooo:rsid="0016a769"/>
    </style:style>
    <style:style style:name="T9" style:family="text">
      <style:text-properties officeooo:rsid="00198b34"/>
    </style:style>
    <style:style style:name="T10" style:family="text">
      <style:text-properties officeooo:rsid="001aef7b"/>
    </style:style>
    <style:style style:name="T11" style:family="text">
      <style:text-properties officeooo:rsid="001cbb3e"/>
    </style:style>
    <style:style style:name="T12" style:family="text">
      <style:text-properties officeooo:rsid="001b2e8d"/>
    </style:style>
    <style:style style:name="T13" style:family="text">
      <style:text-properties officeooo:rsid="001c6181"/>
    </style:style>
    <style:style style:name="T14" style:family="text">
      <style:text-properties officeooo:rsid="0019811a"/>
    </style:style>
    <style:style style:name="T15" style:family="text">
      <style:text-properties officeooo:rsid="0019f998"/>
    </style:style>
    <style:style style:name="T16" style:family="text">
      <style:text-properties officeooo:rsid="0018394c"/>
    </style:style>
    <style:style style:name="T17" style:family="text">
      <style:text-properties officeooo:rsid="00243ffc"/>
    </style:style>
    <style:style style:name="T18" style:family="text">
      <style:text-properties officeooo:rsid="00250b97"/>
    </style:style>
    <style:style style:name="T19" style:family="text">
      <style:text-properties officeooo:rsid="001df645"/>
    </style:style>
    <style:style style:name="T20" style:family="text">
      <style:text-properties officeooo:rsid="002662b3"/>
    </style:style>
    <style:style style:name="T21" style:family="text">
      <style:text-properties style:text-position="super 58%" officeooo:rsid="00163084"/>
    </style:style>
    <style:style style:name="T22" style:family="text">
      <style:text-properties style:text-position="super 58%" officeooo:rsid="0055253c"/>
    </style:style>
    <style:style style:name="T23" style:family="text">
      <style:text-properties officeooo:rsid="0017e904"/>
    </style:style>
    <style:style style:name="T24" style:family="text">
      <style:text-properties officeooo:rsid="00163084"/>
    </style:style>
    <style:style style:name="T25" style:family="text">
      <style:text-properties style:use-window-font-color="true" loext:opacity="0%" fo:font-style="italic" officeooo:rsid="0021277f" style:font-style-asian="italic" style:font-style-complex="italic"/>
    </style:style>
    <style:style style:name="T26" style:family="text">
      <style:text-properties style:use-window-font-color="true" loext:opacity="0%" fo:font-style="italic" officeooo:rsid="00294345" style:font-style-asian="italic" style:font-style-complex="italic"/>
    </style:style>
    <style:style style:name="T27" style:family="text">
      <style:text-properties officeooo:rsid="0026e5c1"/>
    </style:style>
    <style:style style:name="T28" style:family="text">
      <style:text-properties officeooo:rsid="0027f06b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91423" style:font-weight-asian="bold" style:font-weight-complex="bold"/>
    </style:style>
    <style:style style:name="T31" style:family="text">
      <style:text-properties fo:font-weight="bold" officeooo:rsid="0057ea3e" style:font-weight-asian="bold" style:font-weight-complex="bold"/>
    </style:style>
    <style:style style:name="T32" style:family="text">
      <style:text-properties fo:font-weight="bold" officeooo:rsid="00198b34" style:font-weight-asian="bold" style:font-weight-complex="bold"/>
    </style:style>
    <style:style style:name="T33" style:family="text">
      <style:text-properties fo:font-weight="bold" officeooo:rsid="007ef81d" style:font-weight-asian="bold" style:font-weight-complex="bold"/>
    </style:style>
    <style:style style:name="T34" style:family="text">
      <style:text-properties fo:font-weight="bold" officeooo:rsid="007fe409" style:font-weight-asian="bold" style:font-weight-complex="bold"/>
    </style:style>
    <style:style style:name="T35" style:family="text">
      <style:text-properties fo:font-weight="bold" officeooo:rsid="0082b187" style:font-weight-asian="bold" style:font-weight-complex="bold"/>
    </style:style>
    <style:style style:name="T36" style:family="text">
      <style:text-properties fo:font-weight="bold" fo:background-color="#800080" loext:char-shading-value="0" style:font-weight-asian="bold" style:font-weight-complex="bold"/>
    </style:style>
    <style:style style:name="T37" style:family="text">
      <style:text-properties fo:font-weight="bold" officeooo:rsid="0010c066" fo:background-color="#800080" loext:char-shading-value="0" style:font-weight-asian="bold" style:font-weight-complex="bold"/>
    </style:style>
    <style:style style:name="T38" style:family="text">
      <style:text-properties fo:font-weight="bold" officeooo:rsid="0010e992" fo:background-color="#800080" loext:char-shading-value="0" style:font-weight-asian="bold" style:font-weight-complex="bold"/>
    </style:style>
    <style:style style:name="T39" style:family="text">
      <style:text-properties fo:font-weight="bold" fo:background-color="#ffff00" loext:char-shading-value="0" style:font-weight-asian="bold" style:font-weight-complex="bold"/>
    </style:style>
    <style:style style:name="T40" style:family="text">
      <style:text-properties officeooo:rsid="002b8f8d"/>
    </style:style>
    <style:style style:name="T41" style:family="text">
      <style:text-properties officeooo:rsid="002cdc2b"/>
    </style:style>
    <style:style style:name="T42" style:family="text">
      <style:text-properties officeooo:rsid="002e0506"/>
    </style:style>
    <style:style style:name="T43" style:family="text">
      <style:text-properties officeooo:rsid="002eeb78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6a769" fo:background-color="#ffff00" loext:char-shading-value="0"/>
    </style:style>
    <style:style style:name="T46" style:family="text">
      <style:text-properties officeooo:rsid="001c6024" fo:background-color="#ffff00" loext:char-shading-value="0"/>
    </style:style>
    <style:style style:name="T47" style:family="text">
      <style:text-properties officeooo:rsid="0019811a" fo:background-color="#ffff00" loext:char-shading-value="0"/>
    </style:style>
    <style:style style:name="T48" style:family="text">
      <style:text-properties officeooo:rsid="0019f998" fo:background-color="#ffff00" loext:char-shading-value="0"/>
    </style:style>
    <style:style style:name="T49" style:family="text">
      <style:text-properties officeooo:rsid="003990f7" fo:background-color="#ffff00" loext:char-shading-value="0"/>
    </style:style>
    <style:style style:name="T50" style:family="text">
      <style:text-properties officeooo:rsid="003a20ed" fo:background-color="#ffff00" loext:char-shading-value="0"/>
    </style:style>
    <style:style style:name="T51" style:family="text">
      <style:text-properties officeooo:rsid="0041cb21" fo:background-color="#ffff00" loext:char-shading-value="0"/>
    </style:style>
    <style:style style:name="T52" style:family="text">
      <style:text-properties officeooo:rsid="0062646c" fo:background-color="#ffff00" loext:char-shading-value="0"/>
    </style:style>
    <style:style style:name="T53" style:family="text">
      <style:text-properties officeooo:rsid="0062ec61" fo:background-color="#ffff00" loext:char-shading-value="0"/>
    </style:style>
    <style:style style:name="T54" style:family="text">
      <style:text-properties officeooo:rsid="006a6373" fo:background-color="#ffff00" loext:char-shading-value="0"/>
    </style:style>
    <style:style style:name="T55" style:family="text">
      <style:text-properties officeooo:rsid="006a89f3" fo:background-color="#ffff00" loext:char-shading-value="0"/>
    </style:style>
    <style:style style:name="T56" style:family="text">
      <style:text-properties officeooo:rsid="00448afb" fo:background-color="#ffff00" loext:char-shading-value="0"/>
    </style:style>
    <style:style style:name="T57" style:family="text">
      <style:text-properties officeooo:rsid="0073421c" fo:background-color="#ffff00" loext:char-shading-value="0"/>
    </style:style>
    <style:style style:name="T58" style:family="text">
      <style:text-properties officeooo:rsid="0053a0ff" fo:background-color="#ffff00" loext:char-shading-value="0"/>
    </style:style>
    <style:style style:name="T59" style:family="text">
      <style:text-properties officeooo:rsid="00a4958d" fo:background-color="#ffff00" loext:char-shading-value="0"/>
    </style:style>
    <style:style style:name="T60" style:family="text">
      <style:text-properties officeooo:rsid="00a64b33" fo:background-color="#ffff00" loext:char-shading-value="0"/>
    </style:style>
    <style:style style:name="T61" style:family="text">
      <style:text-properties officeooo:rsid="00a7ee94" fo:background-color="#ffff00" loext:char-shading-value="0"/>
    </style:style>
    <style:style style:name="T62" style:family="text">
      <style:text-properties fo:background-color="#800080" loext:char-shading-value="0"/>
    </style:style>
    <style:style style:name="T63" style:family="text">
      <style:text-properties officeooo:rsid="0016a769" fo:background-color="#800080" loext:char-shading-value="0"/>
    </style:style>
    <style:style style:name="T64" style:family="text">
      <style:text-properties officeooo:rsid="0019811a" fo:background-color="#800080" loext:char-shading-value="0"/>
    </style:style>
    <style:style style:name="T65" style:family="text">
      <style:text-properties officeooo:rsid="0019f998" fo:background-color="#800080" loext:char-shading-value="0"/>
    </style:style>
    <style:style style:name="T66" style:family="text">
      <style:text-properties officeooo:rsid="003990f7" fo:background-color="#800080" loext:char-shading-value="0"/>
    </style:style>
    <style:style style:name="T67" style:family="text">
      <style:text-properties officeooo:rsid="003a20ed" fo:background-color="#800080" loext:char-shading-value="0"/>
    </style:style>
    <style:style style:name="T68" style:family="text">
      <style:text-properties officeooo:rsid="0055253c" fo:background-color="#800080" loext:char-shading-value="0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391423" style:font-weight-asian="normal" style:font-weight-complex="normal"/>
    </style:style>
    <style:style style:name="T71" style:family="text">
      <style:text-properties fo:font-weight="normal" officeooo:rsid="0055253c" style:font-weight-asian="normal" style:font-weight-complex="normal"/>
    </style:style>
    <style:style style:name="T72" style:family="text">
      <style:text-properties fo:font-weight="normal" officeooo:rsid="00571288" style:font-weight-asian="normal" style:font-weight-complex="normal"/>
    </style:style>
    <style:style style:name="T73" style:family="text">
      <style:text-properties fo:font-weight="normal" officeooo:rsid="0057ea3e" style:font-weight-asian="normal" style:font-weight-complex="normal"/>
    </style:style>
    <style:style style:name="T74" style:family="text">
      <style:text-properties fo:font-weight="normal" officeooo:rsid="0018394c" style:font-weight-asian="normal" style:font-weight-complex="normal"/>
    </style:style>
    <style:style style:name="T75" style:family="text">
      <style:text-properties fo:font-weight="normal" officeooo:rsid="0060af4e" style:font-weight-asian="normal" style:font-weight-complex="normal"/>
    </style:style>
    <style:style style:name="T76" style:family="text">
      <style:text-properties fo:font-weight="normal" officeooo:rsid="00663efa" style:font-weight-asian="normal" style:font-weight-complex="normal"/>
    </style:style>
    <style:style style:name="T77" style:family="text">
      <style:text-properties fo:font-weight="normal" officeooo:rsid="00687cbd" style:font-weight-asian="normal" style:font-weight-complex="normal"/>
    </style:style>
    <style:style style:name="T78" style:family="text">
      <style:text-properties fo:font-weight="normal" officeooo:rsid="006927d1" style:font-weight-asian="normal" style:font-weight-complex="normal"/>
    </style:style>
    <style:style style:name="T79" style:family="text">
      <style:text-properties fo:font-weight="normal" officeooo:rsid="006a6373" style:font-weight-asian="normal" style:font-weight-complex="normal"/>
    </style:style>
    <style:style style:name="T80" style:family="text">
      <style:text-properties fo:font-weight="normal" officeooo:rsid="0010c066" style:font-weight-asian="normal" style:font-weight-complex="normal"/>
    </style:style>
    <style:style style:name="T81" style:family="text">
      <style:text-properties fo:font-weight="normal" officeooo:rsid="0062646c" style:font-weight-asian="normal" style:font-weight-complex="normal"/>
    </style:style>
    <style:style style:name="T82" style:family="text">
      <style:text-properties fo:font-weight="normal" officeooo:rsid="0062ec61" style:font-weight-asian="normal" style:font-weight-complex="normal"/>
    </style:style>
    <style:style style:name="T83" style:family="text">
      <style:text-properties fo:font-weight="normal" officeooo:rsid="006a89f3" style:font-weight-asian="normal" style:font-weight-complex="normal"/>
    </style:style>
    <style:style style:name="T84" style:family="text">
      <style:text-properties fo:font-weight="normal" officeooo:rsid="00784ea0" style:font-weight-asian="normal" style:font-weight-complex="normal"/>
    </style:style>
    <style:style style:name="T85" style:family="text">
      <style:text-properties fo:font-weight="normal" officeooo:rsid="007c6175" style:font-weight-asian="normal" style:font-weight-complex="normal"/>
    </style:style>
    <style:style style:name="T86" style:family="text">
      <style:text-properties fo:font-weight="normal" officeooo:rsid="007e0f5d" style:font-weight-asian="normal" style:font-weight-complex="normal"/>
    </style:style>
    <style:style style:name="T87" style:family="text">
      <style:text-properties fo:font-weight="normal" officeooo:rsid="000ed58e" style:font-weight-asian="normal" style:font-weight-complex="normal"/>
    </style:style>
    <style:style style:name="T88" style:family="text">
      <style:text-properties fo:font-weight="normal" fo:background-color="#ffff00" loext:char-shading-value="0" style:font-weight-asian="normal" style:font-weight-complex="normal"/>
    </style:style>
    <style:style style:name="T89" style:family="text">
      <style:text-properties fo:font-weight="normal" fo:background-color="transparent" loext:char-shading-value="0" style:font-weight-asian="normal" style:font-weight-complex="normal"/>
    </style:style>
    <style:style style:name="T90" style:family="text">
      <style:text-properties officeooo:rsid="003399c9"/>
    </style:style>
    <style:style style:name="T91" style:family="text">
      <style:text-properties officeooo:rsid="0035f298"/>
    </style:style>
    <style:style style:name="T92" style:family="text">
      <style:text-properties officeooo:rsid="0036512d"/>
    </style:style>
    <style:style style:name="T93" style:family="text">
      <style:text-properties officeooo:rsid="00380d79"/>
    </style:style>
    <style:style style:name="T94" style:family="text">
      <style:text-properties officeooo:rsid="00391423"/>
    </style:style>
    <style:style style:name="T95" style:family="text">
      <style:text-properties officeooo:rsid="003990f7"/>
    </style:style>
    <style:style style:name="T96" style:family="text">
      <style:text-properties officeooo:rsid="003b3845"/>
    </style:style>
    <style:style style:name="T97" style:family="text">
      <style:text-properties officeooo:rsid="003dd848"/>
    </style:style>
    <style:style style:name="T98" style:family="text">
      <style:text-properties officeooo:rsid="0041cb21"/>
    </style:style>
    <style:style style:name="T99" style:family="text">
      <style:text-properties officeooo:rsid="0049e00b"/>
    </style:style>
    <style:style style:name="T100" style:family="text">
      <style:text-properties officeooo:rsid="004b76b4"/>
    </style:style>
    <style:style style:name="T101" style:family="text">
      <style:text-properties officeooo:rsid="004c827c"/>
    </style:style>
    <style:style style:name="T102" style:family="text">
      <style:text-properties officeooo:rsid="0053a0ff"/>
    </style:style>
    <style:style style:name="T103" style:family="text">
      <style:text-properties officeooo:rsid="0055253c"/>
    </style:style>
    <style:style style:name="T104" style:family="text">
      <style:text-properties officeooo:rsid="0055253c" style:text-overline-style="solid" style:text-overline-width="auto" style:text-overline-color="font-color"/>
    </style:style>
    <style:style style:name="T105" style:family="text">
      <style:text-properties officeooo:rsid="0055253c" style:text-overline-style="none" style:text-overline-color="font-color"/>
    </style:style>
    <style:style style:name="T106" style:family="text">
      <style:text-properties officeooo:rsid="00571288"/>
    </style:style>
    <style:style style:name="T107" style:family="text">
      <style:text-properties officeooo:rsid="0057ea3e"/>
    </style:style>
    <style:style style:name="T108" style:family="text">
      <style:text-properties officeooo:rsid="005e1ddd"/>
    </style:style>
    <style:style style:name="T109" style:family="text">
      <style:text-properties officeooo:rsid="006a6373" fo:background-color="transparent" loext:char-shading-value="0"/>
    </style:style>
    <style:style style:name="T110" style:family="text">
      <style:text-properties officeooo:rsid="006a89f3" fo:background-color="transparent" loext:char-shading-value="0"/>
    </style:style>
    <style:style style:name="T111" style:family="text">
      <style:text-properties officeooo:rsid="0073421c" fo:background-color="transparent" loext:char-shading-value="0"/>
    </style:style>
    <style:style style:name="T112" style:family="text">
      <style:text-properties officeooo:rsid="0075887f" fo:background-color="transparent" loext:char-shading-value="0"/>
    </style:style>
    <style:style style:name="T113" style:family="text">
      <style:text-properties officeooo:rsid="005f36d3"/>
    </style:style>
    <style:style style:name="T114" style:family="text">
      <style:text-properties officeooo:rsid="0060af4e"/>
    </style:style>
    <style:style style:name="T115" style:family="text">
      <style:text-properties officeooo:rsid="0062646c"/>
    </style:style>
    <style:style style:name="T116" style:family="text">
      <style:text-properties officeooo:rsid="0062ec61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officeooo:rsid="0062646c"/>
    </style:style>
    <style:style style:name="T119" style:family="text">
      <style:text-properties style:text-underline-style="solid" style:text-underline-width="auto" style:text-underline-color="font-color" officeooo:rsid="0010e992"/>
    </style:style>
    <style:style style:name="T120" style:family="text">
      <style:text-properties style:text-underline-style="solid" style:text-underline-width="auto" style:text-underline-color="font-color" officeooo:rsid="0073421c"/>
    </style:style>
    <style:style style:name="T121" style:family="text">
      <style:text-properties style:text-underline-style="none" officeooo:rsid="0062646c"/>
    </style:style>
    <style:style style:name="T122" style:family="text">
      <style:text-properties style:text-underline-style="none" officeooo:rsid="0062ec61"/>
    </style:style>
    <style:style style:name="T123" style:family="text">
      <style:text-properties style:text-underline-style="none" officeooo:rsid="007882d9"/>
    </style:style>
    <style:style style:name="T124" style:family="text">
      <style:text-properties officeooo:rsid="0064e7a1"/>
    </style:style>
    <style:style style:name="T125" style:family="text">
      <style:text-properties officeooo:rsid="00687cbd"/>
    </style:style>
    <style:style style:name="T126" style:family="text">
      <style:text-properties officeooo:rsid="006a6373"/>
    </style:style>
    <style:style style:name="T127" style:family="text">
      <style:text-properties officeooo:rsid="006a89f3"/>
    </style:style>
    <style:style style:name="T128" style:family="text">
      <style:text-properties officeooo:rsid="006fe2e2"/>
    </style:style>
    <style:style style:name="T129" style:family="text">
      <style:text-properties officeooo:rsid="00729252"/>
    </style:style>
    <style:style style:name="T130" style:family="text">
      <style:text-properties officeooo:rsid="0073421c"/>
    </style:style>
    <style:style style:name="T131" style:family="text">
      <style:text-properties officeooo:rsid="00744a8a"/>
    </style:style>
    <style:style style:name="T132" style:family="text">
      <style:text-properties officeooo:rsid="0074b6bb"/>
    </style:style>
    <style:style style:name="T133" style:family="text">
      <style:text-properties officeooo:rsid="0076c810"/>
    </style:style>
    <style:style style:name="T134" style:family="text">
      <style:text-properties officeooo:rsid="00786aad"/>
    </style:style>
    <style:style style:name="T135" style:family="text">
      <style:text-properties officeooo:rsid="007882d9"/>
    </style:style>
    <style:style style:name="T136" style:family="text">
      <style:text-properties officeooo:rsid="0078f686"/>
    </style:style>
    <style:style style:name="T137" style:family="text">
      <style:text-properties officeooo:rsid="00799554"/>
    </style:style>
    <style:style style:name="T138" style:family="text">
      <style:text-properties officeooo:rsid="007b47c9"/>
    </style:style>
    <style:style style:name="T139" style:family="text">
      <style:text-properties officeooo:rsid="007b9c36"/>
    </style:style>
    <style:style style:name="T140" style:family="text">
      <style:text-properties officeooo:rsid="007d8727"/>
    </style:style>
    <style:style style:name="T141" style:family="text">
      <style:text-properties officeooo:rsid="0082e0f8"/>
    </style:style>
    <style:style style:name="T142" style:family="text">
      <style:text-properties officeooo:rsid="0083a81d"/>
    </style:style>
    <style:style style:name="T143" style:family="text">
      <style:text-properties officeooo:rsid="0084e710"/>
    </style:style>
    <style:style style:name="T144" style:family="text">
      <style:text-properties officeooo:rsid="00865959"/>
    </style:style>
    <style:style style:name="T145" style:family="text">
      <style:text-properties officeooo:rsid="008948e1"/>
    </style:style>
    <style:style style:name="T146" style:family="text">
      <style:text-properties officeooo:rsid="008a87a7"/>
    </style:style>
    <style:style style:name="T147" style:family="text">
      <style:text-properties officeooo:rsid="008f02ed"/>
    </style:style>
    <style:style style:name="T148" style:family="text">
      <style:text-properties officeooo:rsid="009060ef"/>
    </style:style>
    <style:style style:name="T149" style:family="text">
      <style:text-properties officeooo:rsid="0091186b"/>
    </style:style>
    <style:style style:name="T150" style:family="text">
      <style:text-properties officeooo:rsid="00911d13"/>
    </style:style>
    <style:style style:name="T151" style:family="text">
      <style:text-properties officeooo:rsid="00924517"/>
    </style:style>
    <style:style style:name="T152" style:family="text">
      <style:text-properties officeooo:rsid="0092db10"/>
    </style:style>
    <style:style style:name="T153" style:family="text">
      <style:text-properties fo:color="#c9211e" loext:opacity="100%" fo:font-weight="bold" officeooo:rsid="00941167" style:font-weight-asian="bold" style:font-weight-complex="bold"/>
    </style:style>
    <style:style style:name="T154" style:family="text">
      <style:text-properties officeooo:rsid="00955be6"/>
    </style:style>
    <style:style style:name="T155" style:family="text">
      <style:text-properties officeooo:rsid="000ed58e"/>
    </style:style>
    <style:style style:name="T156" style:family="text">
      <style:text-properties officeooo:rsid="00964871"/>
    </style:style>
    <style:style style:name="T157" style:family="text">
      <style:text-properties officeooo:rsid="0096b35d"/>
    </style:style>
    <style:style style:name="T158" style:family="text">
      <style:text-properties officeooo:rsid="00983026"/>
    </style:style>
    <style:style style:name="T159" style:family="text">
      <style:text-properties officeooo:rsid="0099b4c4"/>
    </style:style>
    <style:style style:name="T160" style:family="text">
      <style:text-properties officeooo:rsid="009b3524"/>
    </style:style>
    <style:style style:name="T161" style:family="text">
      <style:text-properties officeooo:rsid="009c869c"/>
    </style:style>
    <style:style style:name="T162" style:family="text">
      <style:text-properties officeooo:rsid="009f0bc7"/>
    </style:style>
    <style:style style:name="T163" style:family="text">
      <style:text-properties officeooo:rsid="00a2dd78"/>
    </style:style>
    <style:style style:name="T164" style:family="text">
      <style:text-properties officeooo:rsid="00a3d917"/>
    </style:style>
    <style:style style:name="T165" style:family="text">
      <style:text-properties officeooo:rsid="00a4958d"/>
    </style:style>
    <style:style style:name="T166" style:family="text">
      <style:text-properties officeooo:rsid="00a9a495"/>
    </style:style>
    <style:style style:name="T167" style:family="text">
      <style:text-properties officeooo:rsid="00aa6948"/>
    </style:style>
    <style:style style:name="T168" style:family="text">
      <style:text-properties officeooo:rsid="00adaf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M B L – E x e r c i s e s <text:s text:c="40"/></text:p>
      <text:p text:style-name="P18"/>
      <text:p text:style-name="P18">EXERCISE @ex:myLabel</text:p>
      <text:p text:style-name="P3"/>
      <text:p text:style-name="P5"><text:s text:c="4"/>% <text:span text:style-name="T6">All of the following </text:span>"<text:span text:style-name="T6">attributes</text:span>" <text:span text:style-name="T6">are optional.</text:span></text:p>
      <text:p text:style-name="P5"><text:s text:c="4"/>% <text:span text:style-name="T41">Attributes MUST be listed before code and text</text:span></text:p>
      <text:p text:style-name="P3"/>
      <text:p text:style-name="P11"><text:s text:c="4"/>% <text:span text:style-name="T145">The curent e</text:span>xercise can only be <text:span text:style-name="T7">solved, if </text:span><text:span text:style-name="T145">dependent</text:span><text:span text:style-name="T7"> </text:span></text:p>
      <text:p text:style-name="P88"><text:s text:c="4"/>% exercises have been passed before</text:p>
      <text:p text:style-name="P18"><text:s text:c="4"/>REQUIREMENT<text:span text:style-name="T40">=</text:span>@ex:myEx1,@ex:myEx2</text:p>
      <text:p text:style-name="P18"/>
      <text:p text:style-name="P3"><text:s text:c="4"/>% <text:span text:style-name="T2">forbid shuffling of single/multiple choice answers</text:span></text:p>
      <text:p text:style-name="P18"><text:s text:c="4"/>ORDER=static</text:p>
      <text:p text:style-name="P18"/>
      <text:p text:style-name="P3"><text:s text:c="4"/>% <text:span text:style-name="T2">display </text:span><text:span text:style-name="T146">(short!) </text:span><text:span text:style-name="T2">single/multiple choice answers horizontally</text:span></text:p>
      <text:p text:style-name="P18"><text:s text:c="4"/>CHOICE_ALIGNMENT=horizontal</text:p>
      <text:p text:style-name="P18"/>
      <text:p text:style-name="P3"><text:s text:c="4"/>% <text:span text:style-name="T2">forbid student to reanswer exercise</text:span></text:p>
      <text:p text:style-name="P18"><text:s text:c="4"/>DISABLE_RETRY=true</text:p>
      <text:p text:style-name="P18"/>
      <text:p text:style-name="P3"><text:s text:c="4"/>% <text:span text:style-name="T99">Limited time to solve the question </text:span><text:span text:style-name="T100">[seconds]</text:span><text:span text:style-name="T99">.</text:span></text:p>
      <text:p text:style-name="P18"><text:s text:c="4"/>TIME=4</text:p>
      <text:p text:style-name="P18"/>
      <text:p text:style-name="P3"><text:s text:c="4"/>% <text:span text:style-name="T2">total score weighting for this exercise. Default score per</text:span></text:p>
      <text:p text:style-name="P3"><text:s text:c="4"/>% <text:span text:style-name="T2">answer is 1. The sum of scores of all answers is weighted</text:span></text:p>
      <text:p text:style-name="P3"><text:s text:c="4"/>% <text:span text:style-name="T2">to the attribute given here.</text:span></text:p>
      <text:p text:style-name="P18"><text:s text:c="4"/>SCORES=4</text:p>
      <text:p text:style-name="P18"/>
      <text:p text:style-name="P3"><text:s text:c="4"/>% <text:span text:style-name="T5">generates random variables and calculates the solution.</text:span></text:p>
      <text:p text:style-name="P18"><text:s text:c="4"/>CODE</text:p>
      <text:p text:style-name="P3"><text:s text:c="8"/><text:span text:style-name="T29">let a/b = randZ(-3,3)</text:span> <text:s text:c="4"/>% a,b in {-3,…,3}\{0}, a≠b</text:p>
      <text:p text:style-name="P7"><text:span text:style-name="T29"><text:s text:c="8"/>let c = a + b</text:span> <text:s text:c="12"/>% (<text:span text:style-name="T106">assume</text:span>: a=1, b=3) c=4</text:p>
      <text:p text:style-name="P3"><text:span text:style-name="T29"><text:s text:c="8"/>let d = a &gt; b </text:span><text:s text:c="12"/>% <text:span text:style-name="T42">d=false</text:span></text:p>
      <text:p text:style-name="P18"><text:s text:c="8"/><text:span text:style-name="T2">let u = </text:span><text:span text:style-name="T43">true</text:span></text:p>
      <text:p text:style-name="P3"><text:span text:style-name="T29"><text:s text:c="8"/>let f(x) = x^2 + c </text:span><text:s text:c="7"/>% f(x) = x^2 + 4</text:p>
      <text:p text:style-name="P3"><text:span text:style-name="T29"><text:s text:c="8"/>let g(x) = x^2 + term(c)</text:span> <text:s/>% g(x) = x^2 + 1 + 3</text:p>
      <text:p text:style-name="P3"><text:span text:style-name="T29"><text:s text:c="8"/>let h(x) = 2x + 5x <text:s/></text:span><text:s text:c="6"/>% h(x) = 2x + 5x</text:p>
      <text:p text:style-name="P3"><text:span text:style-name="T29"><text:s text:c="8"/>let y(x) = opt(h)</text:span> <text:s text:c="8"/>% y(x) = 7x <text:s text:c="2"/><text:span text:style-name="T4">(opt := optimize)</text:span></text:p>
      <text:p text:style-name="P18"><text:s text:c="8"/><text:span text:style-name="T93">let w(x) = sin(2x) + 3x</text:span></text:p>
      <text:p text:style-name="P3"><text:span text:style-name="T29"><text:s text:c="8"/></text:span><text:span text:style-name="T30">let wd(x) = diff(w,x) <text:s text:c="4"/></text:span><text:span text:style-name="T70">% wd(x) = 2cos(2x)+3</text:span></text:p>
      <text:p text:style-name="P18"><text:span text:style-name="T94"><text:s text:c="8"/></text:span><text:span text:style-name="T103">let s = sqrt(-1)^2 <text:s text:c="7"/></text:span><text:span text:style-name="T71">% s = -1</text:span></text:p>
      <text:p text:style-name="P18"><text:span text:style-name="T103"><text:s text:c="8"/></text:span><text:span text:style-name="T126">let v = [1,2,3,4] </text:span><text:span text:style-name="T79"><text:s text:c="8"/>% vector with 4 elements</text:span></text:p>
      <text:p text:style-name="P18"><text:span text:style-name="T126"><text:s text:c="8"/></text:span><text:span text:style-name="T127">let I = eye&lt;3&gt;() </text:span><text:span text:style-name="T83"><text:s text:c="9"/>% A = [[1,0,0],[0,1,0],[0,0,1]]</text:span></text:p>
      <text:p text:style-name="P18"/>
      <text:p text:style-name="P18"><text:s text:c="4"/>Multiple Choice:</text:p>
      <text:p text:style-name="P18"><text:s text:c="4"/>[x] <text:s/>correct answer</text:p>
      <text:p text:style-name="P18"><text:s text:c="4"/>[ ] <text:s/>incorrect answer</text:p>
      <text:p text:style-name="P9"><text:s text:c="4"/>% <text:span text:style-name="T128">Dynamic answers. </text:span><text:span text:style-name="T2">Only </text:span><text:span text:style-name="T5">the name of </text:span><text:span text:style-name="T2">a variable can be given </text:span></text:p>
      <text:p text:style-name="P89"><text:s text:c="4"/>% here. Calculations must be done in part CODE.</text:p>
      <text:p text:style-name="P18"><text:s text:c="4"/>[:d] correct iff <text:span text:style-name="T62">$a &gt; b$</text:span> is true</text:p>
      <text:p text:style-name="P18"><text:s text:c="4"/><text:span text:style-name="T2">[:u] correct answer, given per variable</text:span></text:p>
      <text:p text:style-name="P18"/>
      <text:p text:style-name="P19"/>
      <text:p text:style-name="P18"><text:s text:c="4"/>Single Choice:</text:p>
      <text:p text:style-name="P18"><text:s text:c="4"/>(x) correct answer</text:p>
      <text:p text:style-name="P18"><text:s text:c="4"/>( ) incorrect answer</text:p>
      <text:p text:style-name="P18"/>
      <text:p text:style-name="P4"><text:s text:c="4"/>% <text:span text:style-name="T2">Asks </text:span>"<text:span text:style-name="T2">1 + 3 = </text:span><text:span text:style-name="T3">[ <text:s/>]</text:span>" <text:span text:style-name="T2">and provides a keyboard with </text:span></text:p>
      <text:p text:style-name="P90"><text:s text:c="4"/>% integer numbers.</text:p>
      <text:p text:style-name="P18"><text:s text:c="4"/><text:span text:style-name="T62">$a+b=$</text:span> <text:span text:style-name="T44">#c</text:span></text:p>
      <text:p text:style-name="P18"/>
      <text:p text:style-name="P4"><text:s text:c="4"/>% <text:span text:style-name="T2">Asks </text:span>"<text:span text:style-name="T2">∫ (x^2+4) dx = </text:span><text:span text:style-name="T3">[ <text:s/>] +C (C∈R)</text:span>" <text:span text:style-name="T2">and provides a </text:span></text:p>
      <text:p text:style-name="P4"><text:span text:style-name="T2"><text:s text:c="4"/>% keyboard </text:span><text:span text:style-name="T129">for terms</text:span><text:span text:style-name="T3">.</text:span></text:p>
      <text:p text:style-name="P4"><text:s text:c="4"/>% <text:span text:style-name="T3">The student answer is </text:span><text:span text:style-name="T119">first</text:span><text:span text:style-name="T3"> differentiated w.r.t. </text:span></text:p>
      <text:p text:style-name="P10"><text:span text:style-name="T3"><text:s text:c="4"/>% variable x, </text:span><text:span text:style-name="T130">and </text:span><text:span text:style-name="T120">then</text:span><text:span text:style-name="T3"> it is evaluated, </text:span><text:span text:style-name="T130">i.e. compared to </text:span></text:p>
      <text:p text:style-name="P91"><text:s text:c="4"/>% variable f.</text:p>
      <text:p text:style-name="P3"><text:span text:style-name="T29"><text:s text:c="4"/></text:span><text:span text:style-name="T36">$\int </text:span><text:span text:style-name="T37">(f) </text:span><text:span text:style-name="T36">\, dx=$</text:span><text:span text:style-name="T29"> </text:span><text:span text:style-name="T39">#f,DIFF(x)</text:span><text:span text:style-name="T29"> </text:span><text:span text:style-name="T38">$+C (C\in\RR)$</text:span></text:p>
      <text:p text:style-name="P18"/>
      <text:p text:style-name="P4"><text:s text:c="4"/>% <text:span text:style-name="T3">Asks </text:span>"<text:span text:style-name="T3">Garfield is a _ _ _ .</text:span>".</text:p>
      <text:p text:style-name="P4"><text:s text:c="4"/>% <text:span text:style-name="T3">The keyboard only shows letters </text:span><text:span text:style-name="T90">{</text:span><text:span text:style-name="T3">a,c,t</text:span><text:span text:style-name="T90">}</text:span><text:span text:style-name="T3"> in shuffled order.</text:span></text:p>
      <text:p text:style-name="P3"><text:span text:style-name="T29"><text:s text:c="4"/>Garfield is a </text:span><text:span text:style-name="T39">#"cat"</text:span><text:span text:style-name="T29">.</text:span></text:p>
      <text:p text:style-name="P18"/>
      <text:p text:style-name="P51"><text:s text:c="4"/>% <text:span text:style-name="T126">Per default, gap answers give a hint on the number of </text:span></text:p>
      <text:p text:style-name="P76"><text:s text:c="4"/>% characters needed. Also the keyboard is restricted to the</text:p>
      <text:p text:style-name="P51"><text:s text:c="4"/>% <text:span text:style-name="T126">letters that occur in the solution.</text:span></text:p>
      <text:p text:style-name="P51"><text:s text:c="4"/>% <text:span text:style-name="T126">Use the following attributes to change that behavior.</text:span></text:p>
      <text:p text:style-name="P24"><text:s text:c="4"/>Garfield is a <text:span text:style-name="T44">#"cat",</text:span><text:span text:style-name="T54">SHOW_GAP_LENGTH=false,SHOW_</text:span><text:span text:style-name="T57">ALL</text:span></text:p>
      <text:p text:style-name="P24"><text:span text:style-name="T111"><text:s text:c="4"/></text:span><text:span text:style-name="T57">_LETTERS=true</text:span>.</text:p>
      <text:p text:style-name="P18"/>
      <text:p text:style-name="P51"><text:s text:c="4"/>% <text:span text:style-name="T126">Asks </text:span>"<text:span text:style-name="T126">Order the numbers ascendingly: [3] [2] [4] [1]</text:span>"</text:p>
      <text:p text:style-name="P8"><text:s text:c="4"/>% <text:span text:style-name="T3">A correct answer is rewarded </text:span><text:span text:style-name="T126">with </text:span><text:span text:style-name="T3">3 scores.</text:span></text:p>
      <text:p text:style-name="P8"><text:s text:c="4"/>% <text:s/>→ <text:span text:style-name="T126">multiple attributes can be </text:span><text:span text:style-name="T131">combined with </text:span>"<text:span text:style-name="T126">,</text:span>"<text:span text:style-name="T126"> as separator</text:span></text:p>
      <text:p text:style-name="P18"><text:s text:c="4"/><text:span text:style-name="T126">Order the numbers ascendingly: </text:span><text:span text:style-name="T54">#v,ARRANGE,SCORE=3</text:span></text:p>
      <text:p text:style-name="P45"/>
      <text:p text:style-name="P45"/>
      <text:p text:style-name="P83"><text:span text:style-name="T126"><text:s text:c="4"/>% </text:span><text:span text:style-name="T127">Asks </text:span>"<text:span text:style-name="T127">The 3x3 identity matrix is [ <text:s text:c="2"/>]</text:span>".</text:p>
      <text:p text:style-name="P52"><text:s text:c="4"/>% <text:span text:style-name="T127">Per default, the student only needs to give the elements</text:span></text:p>
      <text:p text:style-name="P52"><text:s text:c="4"/>% <text:span text:style-name="T127">of the solution matrix. </text:span><text:span text:style-name="T132">If a</text:span><text:span text:style-name="T127">ttributes ROWS and/</text:span><text:span text:style-name="T132">or</text:span><text:span text:style-name="T127"> </text:span></text:p>
      <text:p text:style-name="P52"><text:span text:style-name="T127"><text:s text:c="4"/>% COLS </text:span><text:span text:style-name="T132">are </text:span><text:span text:style-name="T127">set to dynamic, </text:span><text:span text:style-name="T132">th</text:span><text:span text:style-name="T127">en </text:span><text:span text:style-name="T132">t</text:span><text:span text:style-name="T127">he student also </text:span></text:p>
      <text:p text:style-name="P77"><text:s text:c="4"/>% needs to find the matrix dimensions.</text:p>
      <text:p text:style-name="P23"><text:span text:style-name="T109"><text:s text:c="4"/></text:span><text:span text:style-name="T110">The 3x3 </text:span><text:span text:style-name="T112">i</text:span><text:span text:style-name="T110">dentity matrix is </text:span><text:span text:style-name="T55">#I,</text:span><text:span text:style-name="T56">ROWS=dynamic,COLS=dynamic</text:span></text:p>
      <text:p text:style-name="P19"/>
      <text:p text:style-name="P49"><text:s text:c="4"/>% <text:span text:style-name="T103">Asks </text:span>"<text:span text:style-name="T103">(</text:span>√<text:span text:style-name="T104">-1</text:span><text:span text:style-name="T105">)</text:span><text:span text:style-name="T22">2 </text:span><text:span text:style-name="T103">= [ <text:s/>]</text:span>". <text:span text:style-name="T103">Since variable s is integral </text:span><text:span text:style-name="T133">(-1)</text:span><text:span text:style-name="T103">, the</text:span></text:p>
      <text:p text:style-name="P6"><text:s text:c="4"/>% <text:span text:style-name="T103">default keyboard woul</text:span><text:span text:style-name="T133">d</text:span><text:span text:style-name="T103"> only contain </text:span><text:span text:style-name="T133">numeral</text:span><text:span text:style-name="T103"> </text:span><text:span text:style-name="T133">keys</text:span><text:span text:style-name="T103">.</text:span></text:p>
      <text:p text:style-name="P6"><text:s text:c="4"/>% <text:span text:style-name="T103">To </text:span><text:span text:style-name="T69">"</text:span><text:span text:style-name="T103">confuse</text:span><text:span text:style-name="T69">" </text:span><text:span text:style-name="T71">students, a keyboard with key </text:span><text:span text:style-name="T69">"</text:span><text:span text:style-name="T71">i</text:span><text:span text:style-name="T69">" </text:span><text:span text:style-name="T71">would be </text:span></text:p>
      <text:p text:style-name="P7"><text:span text:style-name="T71"><text:s text:c="4"/>% nice. </text:span><text:span text:style-name="T84">Attribute KEYBOARD sets</text:span><text:span text:style-name="T71"> </text:span><text:span text:style-name="T84">an </text:span><text:span text:style-name="T72">existing</text:span><text:span text:style-name="T71"><text:note text:id="ftn1" text:note-class="footnote"><text:note-citation>1</text:note-citation><text:note-body><text:p text:style-name="Footnote"><text:a xlink:type="simple" xlink:href="https://github.com/mathebuddy/mathebuddy/blob/main/app/lib/keyboard_layouts.dart" text:style-name="Internet_20_link" text:visited-style-name="Visited_20_Internet_20_Link">https://github.com/mathebuddy/mathebuddy/blob/main/app/lib/keyboard_layouts.dart</text:a></text:p></text:note-body></text:note></text:span><text:span text:style-name="T72"> or custom</text:span><text:span text:style-name="T71"> </text:span></text:p>
      <text:p text:style-name="P78"><text:s text:c="4"/>% keyboard.</text:p>
      <text:p text:style-name="P22"><text:s text:c="4"/><text:span text:style-name="T63">$</text:span><text:span text:style-name="T68">term(s)=</text:span><text:span text:style-name="T63">$</text:span><text:span text:style-name="T8"> </text:span><text:span text:style-name="T45">#s,KEYBOARD=</text:span><text:span text:style-name="T58">myKeyboardName</text:span></text:p>
      <text:p text:style-name="P84"/>
      <text:p text:style-name="P22"><text:span text:style-name="T69"><text:s text:c="4"/>% </text:span><text:span text:style-name="T80">Asks </text:span><text:span text:style-name="T69">"</text:span><text:span text:style-name="T80">1 + 3 = </text:span><text:span text:style-name="T81">[A][B]</text:span><text:span text:style-name="T82">[C]</text:span><text:span text:style-name="T81">...</text:span><text:span text:style-name="T69">" </text:span><text:span text:style-name="T80">and provides </text:span><text:span text:style-name="T81">one </text:span><text:span text:style-name="T82">correct</text:span><text:span text:style-name="T81"> </text:span></text:p>
      <text:p text:style-name="P50"><text:span text:style-name="T115"><text:s text:c="4"/>% and (n-1) incorrect answers (e.g. {2,5,6,</text:span><text:span text:style-name="T118">4</text:span><text:span text:style-name="T121">,</text:span><text:span text:style-name="T122">1</text:span><text:span text:style-name="T115">} for CHOICES=</text:span><text:span text:style-name="T116">5</text:span><text:span text:style-name="T115">)</text:span></text:p>
      <text:p text:style-name="P21"><text:s text:c="4"/><text:span text:style-name="T62">$a+b=$</text:span> <text:span text:style-name="T44">#c,</text:span><text:span text:style-name="T52">CHOICES=</text:span><text:span text:style-name="T53">5</text:span></text:p>
      <text:p text:style-name="P18"/>
      <text:p text:style-name="P53"><text:s text:c="4"/>% <text:span text:style-name="T96">Asks </text:span>"<text:span text:style-name="T96">f(x)=sin(2x)+3x, f’(x) = [ <text:s/>]</text:span>" <text:span text:style-name="T135">and shows (e.g.) </text:span></text:p>
      <text:p text:style-name="P55"><text:s text:c="4"/>% <text:span text:style-name="T135">tokens</text:span> <text:s text:c="3"/><text:span text:style-name="T135">[</text:span><text:span text:style-name="T123">+]</text:span><text:span text:style-name="T135"> <text:s/>[*] <text:s/>[sin(2x)] <text:s/>[3] <text:s/>[2] <text:s/>[cos(2x)] <text:s/></text:span><text:span text:style-name="T166">[4] <text:s/>[1]</text:span></text:p>
      <text:p text:style-name="P79"><text:s text:c="4"/>% that must be selected to build the solution term,</text:p>
      <text:p text:style-name="P53"><text:span text:style-name="T135"><text:s text:c="4"/>% </text:span><text:span text:style-name="T134">here: </text:span>"<text:span text:style-name="T97">f’(x)=2*sin(2*x)+3</text:span>".</text:p>
      <text:p text:style-name="P47"><text:s text:c="4"/>% <text:span text:style-name="T134">Tokens are automatically derived from the solution term.</text:span></text:p>
      <text:p text:style-name="P48"><text:s text:c="4"/>% <text:span text:style-name="T97">The constant </text:span><text:span text:style-name="T167">50</text:span><text:span text:style-name="T97"> is the </text:span><text:span text:style-name="T167">percentage</text:span><text:span text:style-name="T97"> of </text:span><text:span text:style-name="T98">automatically generated</text:span><text:span text:style-name="T97"> </text:span></text:p>
      <text:p text:style-name="P56"><text:span text:style-name="T97"><text:s text:c="4"/>% tokens </text:span><text:span text:style-name="T168">(based on the number of essential tokens)</text:span><text:span text:style-name="T97">. </text:span><text:span text:style-name="T167">If this </text:span></text:p>
      <text:p text:style-name="P57"><text:span text:style-name="T167"><text:s text:c="4"/>% number</text:span> <text:span text:style-name="T147">is omitted, then each generated token is useful for </text:span></text:p>
      <text:p text:style-name="P57"><text:span text:style-name="T147"><text:s text:c="4"/>% the </text:span><text:span text:style-name="T167">solution</text:span><text:span text:style-name="T147">.</text:span></text:p>
      <text:p text:style-name="P53"><text:s text:c="4"/>% <text:span text:style-name="T98">Additional tokens </text:span><text:span text:style-name="T101">(for student confusion)</text:span><text:span text:style-name="T98"> can </text:span><text:span text:style-name="T135">optionally </text:span></text:p>
      <text:p text:style-name="P54"><text:span text:style-name="T98"><text:s text:c="4"/>% be </text:span><text:span text:style-name="T148">manually </text:span><text:span text:style-name="T134">provided</text:span><text:span text:style-name="T98"> by </text:span><text:span text:style-name="T135">&amp; "MY_TOKEN_1" &amp; "MY_TOKEN_2" …</text:span><text:span text:style-name="T98"> </text:span></text:p>
      <text:p text:style-name="P80"><text:s text:c="4"/>% (spaces are optional).</text:p>
      <text:p text:style-name="P20"><text:s text:c="4"/><text:span text:style-name="T66">$</text:span><text:span text:style-name="T62">"</text:span><text:span text:style-name="T66">f</text:span><text:span text:style-name="T62">"</text:span><text:span text:style-name="T66">(x)=</text:span><text:span text:style-name="T67">w</text:span><text:span text:style-name="T66">, f’(x)=$</text:span><text:span text:style-name="T95"> </text:span><text:span text:style-name="T49">#</text:span><text:span text:style-name="T50">w</text:span><text:span text:style-name="T49">d,TOKENS</text:span><text:span text:style-name="T61">50</text:span><text:span text:style-name="T51">&amp;</text:span><text:span text:style-name="T88">"</text:span><text:span text:style-name="T51">pi</text:span><text:span text:style-name="T88">"</text:span></text:p>
      <text:p text:style-name="P46"><text:s text:c="4"/></text:p>
      <text:p text:style-name="P58"/>
      <text:p text:style-name="P70"/>
      <text:p text:style-name="P69"/>
      <text:p text:style-name="P39">K e y b o a r d <text:s text:c="2"/>d e f i n i t i o n <text:s text:c="40"/></text:p>
      <text:p text:style-name="P69"/>
      <text:p text:style-name="P69"/>
      <text:p text:style-name="P69">% <text:span text:style-name="T91">keyboards must currently be inserted manually into the app code.</text:span></text:p>
      <text:p text:style-name="P32">KEYBOARD <text:span text:style-name="T102">myKeyboardName</text:span></text:p>
      <text:p text:style-name="P71"><text:s text:c="4"/>% <text:span text:style-name="T91">Keys are separated by one or more spaces.</text:span></text:p>
      <text:p text:style-name="P73"><text:s text:c="4"/>% <text:span text:style-name="T91">A </text:span><text:span text:style-name="T155">"</text:span><text:span text:style-name="T91">submatrix</text:span><text:span text:style-name="T155">"</text:span><text:span text:style-name="T91"> </text:span><text:span text:style-name="T136">wher</text:span><text:span text:style-name="T156">e</text:span><text:span text:style-name="T136"> each of the elements is the same</text:span></text:p>
      <text:p text:style-name="P73"><text:span text:style-name="T92"><text:s text:c="4"/>% is</text:span><text:span text:style-name="T91"> rendered as large key </text:span><text:span text:style-name="T136">(e.g. </text:span><text:span text:style-name="T155">"</text:span><text:span text:style-name="T136">sqrt(</text:span><text:span text:style-name="T155">" </text:span><text:span text:style-name="T136">in the example spans</text:span></text:p>
      <text:p text:style-name="P73"><text:span text:style-name="T136"><text:s text:c="4"/>% two columns)</text:span><text:span text:style-name="T91">.</text:span></text:p>
      <text:p text:style-name="P72"><text:s text:c="4"/>% <text:span text:style-name="T91">Special key </text:span><text:span text:style-name="T155">"!</text:span><text:span text:style-name="T91">B</text:span><text:span text:style-name="T155">" </text:span><text:span text:style-name="T91">is the backspace key.</text:span></text:p>
      <text:p text:style-name="P72"><text:span text:style-name="T91"><text:s text:c="4"/>% Special key </text:span><text:span text:style-name="T155">"!</text:span><text:span text:style-name="T91">E</text:span><text:span text:style-name="T155">" </text:span><text:span text:style-name="T91">is the enter key.</text:span></text:p>
      <text:p text:style-name="P31"><text:s text:c="4"/>7 8 9 <text:s/>+ <text:s text:c="4"/>- <text:s text:c="4"/>!B</text:p>
      <text:p text:style-name="P31"><text:s text:c="4"/>4 5 6 <text:s/>* <text:s text:c="4"/>/ <text:s text:c="4"/>!B</text:p>
      <text:p text:style-name="P31"><text:s text:c="4"/>1 2 3 <text:s/>^( <text:s text:c="3"/>) <text:s text:c="4"/>!E</text:p>
      <text:p text:style-name="P31"><text:s text:c="4"/>0 i pi sqrt( sqrt( !E</text:p>
      <text:p text:style-name="P68"/>
      <text:p text:style-name="P40">G A M E <text:s text:c="2"/>C o d e n a m e <text:s/>“E v e n t” <text:s text:c="29"/></text:p>
      <text:p text:style-name="P66"/>
      <text:p text:style-name="P75"><text:s text:c="2"/>(refer to slides in Sciebo)</text:p>
      <text:p text:style-name="P66"/>
      <text:p text:style-name="P33">EVENT <text:s text:c="6"/><text:span text:style-name="T74">% </text:span><text:span text:style-name="T69">level name</text:span></text:p>
      <text:p text:style-name="P75">#####</text:p>
      <text:p text:style-name="P75"/>
      <text:p text:style-name="P33">EXERCISE <text:s text:c="3"/><text:span text:style-name="T69">% level contains n≥1 exercises</text:span></text:p>
      <text:p text:style-name="P33"><text:s text:c="4"/><text:span text:style-name="T138">TIME=5</text:span></text:p>
      <text:p text:style-name="P75"><text:s text:c="4"/>…</text:p>
      <text:p text:style-name="P33">EXERCISE</text:p>
      <text:p text:style-name="P33"><text:s text:c="4"/>…</text:p>
      <text:p text:style-name="P67"/>
      <text:p text:style-name="P66"/>
      <text:p text:style-name="P44">G A M E <text:s text:c="2"/>C o d e n a m e : “T e t r <text:span text:style-name="T137">i</text:span> s” <text:span text:style-name="T114">(… it’s not Tetris)</text:span></text:p>
      <text:p text:style-name="P62"/>
      <text:p text:style-name="P62"><text:span text:style-name="T17"><text:s text:c="2"/></text:span><text:span text:style-name="T149">A</text:span><text:span text:style-name="T17">nswers </text:span><text:span text:style-name="T27">(</text:span><text:span text:style-name="T17">or </text:span>term-tokens<text:span text:style-name="T27">)</text:span> <text:span text:style-name="T18">are </text:span>falling down from top to bottom</text:p>
      <text:p text:style-name="P63"><text:s text:c="2"/>→ <text:span text:style-name="T139">the student </text:span>must move them left or right <text:span text:style-name="T19">(or keep middle)</text:span> </text:p>
      <text:p text:style-name="P63"><text:span text:style-name="T20"><text:s text:c="4"/>in</text:span><text:span text:style-name="T14"> limit</text:span><text:span text:style-name="T19">ed time</text:span></text:p>
      <text:p text:style-name="P62"><text:s text:c="2"/>→ <text:span text:style-name="T14">speed accelerates…</text:span></text:p>
      <text:p text:style-name="P65">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5"><text:s text:c="30"/>...</text:p>
            <text:p text:style-name="P85"><text:s text:c="30"/>cos(x) <text:s text:c="4"/><text:span text:style-name="T25">next falling token</text:span></text:p>
            <text:p text:style-name="P85"><text:s text:c="30"/>x <text:s text:c="9"/><text:span text:style-name="T25">current</text:span><text:span text:style-name="T26">ly</text:span><text:span text:style-name="T25"> falling token</text:span></text:p>
            <text:p text:style-name="P87"/>
            <text:p text:style-name="P87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2"><text:s text:c="5"/>f(x) = 3x<text:span text:style-name="T21">2</text:span></text:p>
                  <text:p text:style-name="P62"><text:s text:c="5"/><text:span text:style-name="T23">f’(x) </text:span>= <text:span text:style-name="T24">6</text:span></text:p>
                </table:table-cell>
                <table:table-cell table:style-name="Table2.A1" office:value-type="string">
                  <text:p text:style-name="P62"><text:s text:c="5"/>f<text:span text:style-name="T23">(</text:span>x) = sin(x)</text:p>
                  <text:p text:style-name="P62"><text:s text:c="5"/><text:span text:style-name="T23">f’(x) </text:span>= </text:p>
                </table:table-cell>
                <table:table-cell table:style-name="Table2.C1" office:value-type="string">
                  <text:p text:style-name="P62"><text:s text:c="5"/>f(x) = cos(x)</text:p>
                  <text:p text:style-name="P62"><text:s text:c="5"/><text:span text:style-name="T23">f’(x) </text:span>= </text:p>
                </table:table-cell>
              </table:table-row>
            </table:table>
            <text:p text:style-name="P86"/>
          </table:table-cell>
        </table:table-row>
      </table:table>
      <text:p text:style-name="P64"/>
      <text:p text:style-name="P27">TETRIS <text:s text:c="6"/><text:span text:style-name="T69">% </text:span><text:span text:style-name="T75">level name</text:span></text:p>
      <text:p text:style-name="P34">######</text:p>
      <text:p text:style-name="P34"/>
      <text:p text:style-name="P34">EXERCISE <text:s text:c="4"/><text:span text:style-name="T69">% level contains exactly 1 exercise</text:span></text:p>
      <text:p text:style-name="P61"><text:s text:c="4"/>% <text:span text:style-name="T108">shown columns (maybe </text:span><text:span text:style-name="T151">two columns are the limit</text:span><text:span text:style-name="T108"> on </text:span></text:p>
      <text:p text:style-name="P61"><text:span text:style-name="T108"><text:s text:c="4"/>% <text:s text:c="2"/>smartphones </text:span><text:span text:style-name="T150">with small displays…</text:span><text:span text:style-name="T108">??)</text:span></text:p>
      <text:p text:style-name="P28"><text:span text:style-name="T69"><text:s text:c="4"/></text:span><text:span text:style-name="T13">COLUMNS=3</text:span></text:p>
      <text:p text:style-name="P28"><text:span text:style-name="T89"><text:s text:c="4"/></text:span><text:span text:style-name="T64">$f(x)=f</text:span><text:span text:style-name="T65">f</text:span><text:span text:style-name="T64">$</text:span></text:p>
      <text:p text:style-name="P28"><text:span text:style-name="T89"><text:s text:c="4"/></text:span><text:span text:style-name="T64">$f'(x)=$</text:span><text:span text:style-name="T14"> </text:span><text:span text:style-name="T46">#</text:span><text:span text:style-name="T47">f</text:span><text:span text:style-name="T48">f</text:span><text:span text:style-name="T47">d,</text:span><text:span text:style-name="T46">TOKENS</text:span></text:p>
      <text:p text:style-name="P74"><text:span text:style-name="T16"><text:s text:c="4"/></text:span>% code instances; <text:span text:style-name="T113">each instance must provide all referenced </text:span></text:p>
      <text:p text:style-name="P81"><text:s text:c="4"/>% variables</text:p>
      <text:p text:style-name="P29"><text:span text:style-name="T74"><text:s text:c="4"/></text:span>CODE</text:p>
      <text:p text:style-name="P29"><text:span text:style-name="T74"><text:s text:c="8"/></text:span><text:span text:style-name="T16">let a/b = rand(2,7)</text:span></text:p>
      <text:p text:style-name="P30"><text:span text:style-name="T74"><text:s text:c="8"/></text:span><text:span text:style-name="T108">l</text:span><text:span text:style-name="T16">et </text:span>f<text:span text:style-name="T15">f</text:span>(x) = a x^b <text:s text:c="9"/><text:span text:style-name="T69">% </text:span><text:span text:style-name="T87">"</text:span><text:span text:style-name="T85">*</text:span><text:span text:style-name="T87">"</text:span><text:span text:style-name="T85"> can be omitted :-)</text:span></text:p>
      <text:p text:style-name="P29"><text:span text:style-name="T74"><text:s text:c="8"/></text:span><text:span text:style-name="T16">let </text:span>f<text:span text:style-name="T15">f</text:span><text:span text:style-name="T16">d</text:span>(x) = <text:span text:style-name="T16">diff(f</text:span><text:span text:style-name="T12">f</text:span><text:span text:style-name="T16">)</text:span></text:p>
      <text:p text:style-name="P35"><text:s text:c="4"/>CODE</text:p>
      <text:p text:style-name="P29"><text:span text:style-name="T74"><text:s text:c="8"/></text:span><text:span text:style-name="T14">let f</text:span><text:span text:style-name="T15">f</text:span><text:span text:style-name="T14">(x) = sin(x)</text:span></text:p>
      <text:p text:style-name="P29"><text:span text:style-name="T74"><text:s text:c="8"/></text:span><text:span text:style-name="T14">let f</text:span><text:span text:style-name="T15">f</text:span><text:span text:style-name="T14">d(x) = diff(f</text:span><text:span text:style-name="T12">f</text:span><text:span text:style-name="T14">)</text:span></text:p>
      <text:p text:style-name="P36"><text:s text:c="4"/>CODE</text:p>
      <text:p text:style-name="P29"><text:span text:style-name="T74"><text:s text:c="8"/></text:span><text:span text:style-name="T12">let ff(x) = cos(x)</text:span></text:p>
      <text:p text:style-name="P29"><text:span text:style-name="T74"><text:s text:c="8"/></text:span><text:span text:style-name="T12">let ffd(x) = diff(ff)</text:span></text:p>
      <text:p text:style-name="P37"><text:s text:c="4"/>…</text:p>
      <text:p text:style-name="P25"/>
      <text:p text:style-name="P41">S M P L – <text:span text:style-name="T140">L</text:span><text:span text:style-name="T124"> o o p s <text:s/>&amp; <text:s/></text:span><text:span text:style-name="T140">C</text:span><text:span text:style-name="T124"> o n d i t i o n s <text:s text:c="33"/></text:span></text:p>
      <text:p text:style-name="P26"/>
      <text:p text:style-name="P26"><text:s text:c="4"/>let x = 5</text:p>
      <text:p text:style-name="P59"><text:s text:c="4"/>% <text:span text:style-name="T124">execute block {..}, while x &gt; 0 is true</text:span></text:p>
      <text:p text:style-name="P26"><text:s text:c="4"/>while x &gt; 0 {</text:p>
      <text:p text:style-name="P26"><text:s text:c="7"/>x = x – 1</text:p>
      <text:p text:style-name="P26"><text:s text:c="4"/>}</text:p>
      <text:p text:style-name="P26"/>
      <text:p text:style-name="P59"><text:s text:c="4"/>% <text:span text:style-name="T124">execute block once and repeat </text:span><text:span text:style-name="T140">loop</text:span><text:span text:style-name="T124"> as long as x &lt; 5 is true</text:span></text:p>
      <text:p text:style-name="P26"><text:s text:c="4"/>do {</text:p>
      <text:p text:style-name="P26"><text:s text:c="8"/>x = x + 1</text:p>
      <text:p text:style-name="P26"><text:s text:c="4"/>} while x &lt; 5</text:p>
      <text:p text:style-name="P26"/>
      <text:p text:style-name="P26"><text:s text:c="4"/><text:span text:style-name="T10">let f </text:span><text:span text:style-name="T28">= 1</text:span></text:p>
      <text:p text:style-name="P60"><text:s text:c="4"/>% <text:span text:style-name="T124">set (new) variable k to 1, 2, 3, 4, 5 and run the block each </text:span></text:p>
      <text:p text:style-name="P82"><text:s text:c="4"/>% iteration</text:p>
      <text:p text:style-name="P26"><text:s text:c="4"/>for k from <text:span text:style-name="T10">1</text:span> to 5 { <text:s text:c="2"/><text:span text:style-name="T69">% </text:span><text:span text:style-name="T86">bounds can also be terms</text:span></text:p>
      <text:p text:style-name="P26"><text:s text:c="8"/><text:span text:style-name="T10">f = f * k</text:span></text:p>
      <text:p text:style-name="P26"><text:s text:c="4"/>}</text:p>
      <text:p text:style-name="P26"/>
      <text:p text:style-name="P26"><text:s text:c="4"/>x = 4</text:p>
      <text:p text:style-name="P26"><text:s text:c="4"/>let s = 0 <text:s text:c="7"/><text:span text:style-name="T69">% </text:span><text:span text:style-name="T76">s := sign(x)</text:span></text:p>
      <text:p text:style-name="P26"><text:s text:c="4"/>if x &gt; 0 {</text:p>
      <text:p text:style-name="P26"><text:s text:c="8"/>s = 1</text:p>
      <text:p text:style-name="P26"><text:s text:c="4"/>} elif s &lt; 0 { <text:s text:c="2"/><text:span text:style-name="T69">% </text:span><text:span text:style-name="T77">elif := else if</text:span></text:p>
      <text:p text:style-name="P26"><text:s text:c="8"/>s = -1</text:p>
      <text:p text:style-name="P26"><text:s text:c="4"/>} else {</text:p>
      <text:p text:style-name="P26"><text:s text:c="8"/>s = 0 <text:s text:c="7"/><text:span text:style-name="T69">% redundant here, since s is already 0</text:span></text:p>
      <text:p text:style-name="P26"><text:s text:c="4"/>}</text:p>
      <text:p text:style-name="P12"/>
      <text:p text:style-name="P13"/>
      <text:p text:style-name="P42">M A T H – R U N T I M E : <text:s text:c="41"/></text:p>
      <text:p text:style-name="P13"/>
      <text:p text:style-name="P13"><text:s text:c="2"/><text:span text:style-name="T125">OPERAND-</text:span><text:span text:style-name="T107">TYPE <text:s text:c="2"/>EXAMPLE(s)</text:span></text:p>
      <text:p text:style-name="P13"/>
      <text:p text:style-name="P13"><text:s text:c="2"/>boolean <text:s text:c="7"/><text:span text:style-name="T31">true, false</text:span></text:p>
      <text:p text:style-name="P13"><text:s text:c="2"/>int <text:s text:c="11"/><text:span text:style-name="T29">-</text:span><text:span text:style-name="T31">3, 4</text:span></text:p>
      <text:p text:style-name="P13"><text:s text:c="2"/>rational <text:s text:c="6"/><text:span text:style-name="T31">4/7</text:span></text:p>
      <text:p text:style-name="P13"><text:s text:c="2"/>real <text:s text:c="10"/><text:span text:style-name="T31">3.14, -</text:span><text:span text:style-name="T33">1.337</text:span></text:p>
      <text:p text:style-name="P13"><text:s text:c="2"/>irrational <text:s text:c="4"/><text:span text:style-name="T31">pi, </text:span><text:span text:style-name="T34">e</text:span></text:p>
      <text:p text:style-name="P13"><text:s text:c="2"/>complex <text:s text:c="7"/><text:span text:style-name="T31">4+5i</text:span></text:p>
      <text:p text:style-name="P13"><text:s text:c="2"/>vector <text:s text:c="8"/><text:span text:style-name="T31">[1,2,3+4i]</text:span></text:p>
      <text:p text:style-name="P15"><text:s text:c="2"/>matrix <text:s text:c="8"/><text:span text:style-name="T29">[[1,2],[3,4],[5,6]]</text:span><text:span text:style-name="T69"> <text:s text:c="4"/></text:span><text:span text:style-name="T78">(</text:span><text:span text:style-name="T73">3x2 matrix</text:span><text:span text:style-name="T78">)</text:span></text:p>
      <text:p text:style-name="P13"><text:s text:c="2"/>set <text:s text:c="11"/><text:span text:style-name="T31">{ 3, 4, 4/3 }</text:span></text:p>
      <text:p text:style-name="P13"><text:s text:c="2"/>identifier <text:s text:c="4"/><text:span text:style-name="T31">blub</text:span></text:p>
      <text:p text:style-name="P13"><text:s text:c="2"/>string <text:s text:c="8"/><text:span text:style-name="T29">"</text:span><text:span text:style-name="T31">hello, </text:span><text:span text:style-name="T35">world!</text:span><text:span text:style-name="T29">"</text:span></text:p>
      <text:p text:style-name="P38"/>
      <text:p text:style-name="P13"/>
      <text:p text:style-name="P14">List of nullary functions <text:span text:style-name="T141">(ups; dimensions are </text:span><text:span text:style-name="T142">some kind of </text:span><text:span text:style-name="T152">non-null-arity</text:span><text:span text:style-name="T141">)</text:span>:</text:p>
      <text:p text:style-name="P13"/>
      <text:p text:style-name="P13"><text:span text:style-name="T29"><text:s text:c="2"/>eye&lt;3&gt;()</text:span> <text:s text:c="9"/>identity matrix with 3 rows and <text:span text:style-name="T143">3 </text:span>columns</text:p>
      <text:p text:style-name="P13"><text:span text:style-name="T29"><text:s text:c="2"/>zeros&lt;3&gt;()</text:span> <text:s text:c="7"/>zero vector with 3 elements</text:p>
      <text:p text:style-name="P13"><text:span text:style-name="T29"><text:s text:c="2"/>zeros&lt;3,4&gt;()</text:span> <text:s text:c="5"/>zero matrix with 3 rows and 4 columns</text:p>
      <text:p text:style-name="P13"><text:span text:style-name="T29"><text:s text:c="2"/>ones&lt;3&gt;()</text:span> <text:s text:c="8"/>one’s vector with 3 elements</text:p>
      <text:p text:style-name="P13"><text:span text:style-name="T29"><text:s text:c="2"/>ones&lt;3,4&gt;()</text:span> <text:s text:c="6"/>one’s matrix with 3 rows and 4 columns</text:p>
      <text:p text:style-name="P13"/>
      <text:p text:style-name="P13">List of unary functions: <text:s/><text:span text:style-name="T153">TODO: acos, asin, ...</text:span></text:p>
      <text:p text:style-name="P13"/>
      <text:p text:style-name="P13"><text:span text:style-name="T29"><text:s text:c="2"/>abs(x)</text:span> <text:s text:c="11"/>absolute value of x (<text:span text:style-name="T143">int</text:span>, vector, cmplx, …)</text:p>
      <text:p text:style-name="P13"><text:span text:style-name="T29"><text:s text:c="2"/>arg(x)</text:span> <text:s text:c="11"/>argument of complex x</text:p>
      <text:p text:style-name="P13"><text:span text:style-name="T29"><text:s text:c="2"/>ceil(x)</text:span> <text:s text:c="10"/>smallest integer that is ≥ x</text:p>
      <text:p text:style-name="P13"><text:span text:style-name="T29"><text:s text:c="2"/>cols(x)</text:span> <text:s text:c="10"/>number of columns of matrix x</text:p>
      <text:p text:style-name="P13"><text:span text:style-name="T29"><text:s text:c="2"/>conj(x)</text:span> <text:s text:c="10"/>conjugate complex number of x</text:p>
      <text:p text:style-name="P13"><text:span text:style-name="T29"><text:s text:c="2"/>cos(x) </text:span><text:s text:c="11"/>cosine of x</text:p>
      <text:p text:style-name="P13"><text:span text:style-name="T29"><text:s text:c="2"/>det(x)</text:span> <text:s text:c="11"/>determinant of matrix x</text:p>
      <text:p text:style-name="P13"><text:span text:style-name="T29"><text:s text:c="2"/>exp(x)</text:span> <text:s text:c="11"/>exponential function of x</text:p>
      <text:p text:style-name="P13"><text:span text:style-name="T29"><text:s text:c="2"/>fac(x) </text:span><text:s text:c="11"/>factorial of x</text:p>
      <text:p text:style-name="P13"><text:span text:style-name="T29"><text:s text:c="2"/>floor(x)</text:span> <text:s text:c="9"/>smallest integer xthat is ≤ x</text:p>
      <text:p text:style-name="P13"><text:span text:style-name="T29"><text:s text:c="2"/>imag(x)</text:span> <text:s text:c="10"/>imaginary part of complex x</text:p>
      <text:p text:style-name="P13"><text:span text:style-name="T29"><text:s text:c="2"/>is_invertible(x)</text:span> <text:s/>true, if mat x is invertible, otherwise false</text:p>
      <text:p text:style-name="P13"><text:span text:style-name="T29"><text:s text:c="2"/>is_symmetric(x) </text:span><text:s text:c="2"/>true, if mat x is symmetrix, oth<text:span text:style-name="T143">e</text:span>rwise false</text:p>
      <text:p text:style-name="P13"><text:span text:style-name="T29"><text:s text:c="2"/>is_zero(x) <text:s text:c="4"/></text:span><text:s text:c="3"/>true, if (value,vec,mat,...) x is approx zero</text:p>
      <text:p text:style-name="P13"><text:span text:style-name="T29"><text:s text:c="2"/>len(x) <text:s text:c="4"/></text:span><text:s text:c="7"/>number of elements of set or vector</text:p>
      <text:p text:style-name="P13"><text:s text:c="2"/><text:span text:style-name="T29">ln(x)</text:span> <text:s text:c="12"/>natural logarithm</text:p>
      <text:p text:style-name="P13"><text:s text:c="2"/><text:span text:style-name="T29">max(x) </text:span><text:s text:c="11"/>maximum element of vector, matrix, set, …</text:p>
      <text:p text:style-name="P13"><text:s text:c="2"/><text:span text:style-name="T29">min(x) </text:span><text:s text:c="11"/>minimum element of vector, matrix, set<text:span text:style-name="T144">m, …</text:span></text:p>
      <text:p text:style-name="P13"><text:s text:c="2"/><text:span text:style-name="T29">norm(x)</text:span> <text:s text:c="10"/>euclidean norm of vector x</text:p>
      <text:p text:style-name="P13"><text:s/><text:span text:style-name="T29"><text:s/>opt(x)</text:span> <text:s text:c="11"/>optimize term x (e.g. 2x+3x → 5x)</text:p>
      <text:p text:style-name="P13"><text:s text:c="2"/><text:span text:style-name="T29">real(x) </text:span><text:s text:c="10"/>real part of complex x</text:p>
      <text:p text:style-name="P13"><text:s/><text:span text:style-name="T29"><text:s/>round(x) </text:span><text:s text:c="9"/>round to nearest integer</text:p>
      <text:p text:style-name="P13"><text:s text:c="2"/><text:span text:style-name="T29">rows(x) <text:s/></text:span><text:s text:c="9"/>number of rows of a matrix</text:p>
      <text:p text:style-name="P13"><text:s/><text:span text:style-name="T29"><text:s/>shuffle(x)</text:span><text:span text:style-name="T69"> <text:s text:c="7"/>shuffles the elements of a vector</text:span></text:p>
      <text:p text:style-name="P13"><text:span text:style-name="T69"><text:s/></text:span><text:span text:style-name="T29"><text:s/>sin(x) </text:span><text:s text:c="11"/>sine</text:p>
      <text:p text:style-name="P13"><text:s/><text:span text:style-name="T29"><text:s/>sqrt(x) </text:span><text:s text:c="10"/>square root</text:p>
      <text:p text:style-name="P13"><text:s text:c="2"/><text:span text:style-name="T29">tan(x) </text:span><text:s text:c="11"/>tan</text:p>
      <text:p text:style-name="P13"><text:s text:c="2"/><text:span text:style-name="T29">term(x) </text:span><text:s text:c="10"/>term of variable x (refer to exercise example)</text:p>
      <text:p text:style-name="P13"><text:s text:c="2"/><text:span text:style-name="T29">transpose(x)</text:span> <text:s text:c="5"/>transpose matrix x</text:p>
      <text:p text:style-name="P13"><text:s text:c="2"/><text:span text:style-name="T29">triu(x)</text:span> <text:s text:c="10"/>upper triangular part of matrix x</text:p>
      <text:p text:style-name="P13"/>
      <text:p text:style-name="P13">List of bina<text:span text:style-name="T11">r</text:span>y functions:</text:p>
      <text:p text:style-name="P13"/>
      <text:p text:style-name="P13"><text:s text:c="2"/><text:span text:style-name="T29">binomial(</text:span><text:span text:style-name="T32">n</text:span><text:span text:style-name="T29">,</text:span><text:span text:style-name="T32">k</text:span><text:span text:style-name="T29">)</text:span> <text:s text:c="4"/><text:span text:style-name="T9">binomial coefficient </text:span></text:p>
      <text:p text:style-name="P13"><text:s text:c="2"/><text:span text:style-name="T29">complex(x,y)</text:span> <text:s text:c="5"/><text:span text:style-name="T9">returns a complex number x+y*i</text:span></text:p>
      <text:p text:style-name="P13"><text:s text:c="2"/><text:span text:style-name="T29">col(</text:span><text:span text:style-name="T32">a</text:span><text:span text:style-name="T29">,</text:span><text:span text:style-name="T32">k</text:span><text:span text:style-name="T29">) </text:span><text:s text:c="9"/>gets column <text:span text:style-name="T9">k</text:span> (first is 0) from matrix <text:span text:style-name="T9">a</text:span></text:p>
      <text:p text:style-name="P13"><text:s text:c="2"/><text:span text:style-name="T29">cross(x,y)</text:span> <text:s text:c="7"/>cross product of vetors x and y</text:p>
      <text:p text:style-name="P13"><text:s text:c="2"/><text:span text:style-name="T29">diff(</text:span><text:span text:style-name="T32">f</text:span><text:span text:style-name="T29">,</text:span><text:span text:style-name="T32">x</text:span><text:span text:style-name="T29">)</text:span> <text:s text:c="8"/>automatic differentiation of function f w.r.t</text:p>
      <text:p text:style-name="P13"><text:s text:c="20"/>variable <text:span text:style-name="T9">x</text:span></text:p>
      <text:p text:style-name="P13"><text:s text:c="2"/><text:span text:style-name="T29">dot(x,y)</text:span> <text:s text:c="9"/>dot (scalar) product of vectors x and y</text:p>
      <text:p text:style-name="P13"><text:s text:c="2"/><text:span text:style-name="T29">rand(x,y)</text:span> <text:s text:c="8"/>draw<text:span text:style-name="T154">s</text:span> a random number in range [x,y]</text:p>
      <text:p text:style-name="P13"><text:soft-page-break/><text:s text:c="2"/><text:span text:style-name="T29">rand&lt;n&gt;(x,y)</text:span> <text:s text:c="5"/>draw<text:span text:style-name="T154">s</text:span> a random vector with n elements …</text:p>
      <text:p text:style-name="P13"><text:s text:c="2"/><text:span text:style-name="T29">rand&lt;m,n&gt;(x,y)</text:span> <text:s text:c="3"/>draw<text:span text:style-name="T154">s</text:span> a random matrix with m rows and n cols …</text:p>
      <text:p text:style-name="P13"><text:s text:c="2"/><text:span text:style-name="T29">randZ(x,y)</text:span> <text:s text:c="7"/>same as rand(x,y) without zero</text:p>
      <text:p text:style-name="P13"><text:s text:c="2"/><text:span text:style-name="T29">randZ&lt;n&gt;(x,y)</text:span> <text:s text:c="4"/>same as rand&lt;n&gt;(x,y) without zeros</text:p>
      <text:p text:style-name="P13"><text:s text:c="2"/><text:span text:style-name="T29">randZ&lt;m,n&gt;(x,y)</text:span> <text:s text:c="2"/>same as rand&lt;m,n&gt;(x,y) without zeros</text:p>
      <text:p text:style-name="P13"><text:s text:c="2"/><text:span text:style-name="T29">row(</text:span><text:span text:style-name="T32">a</text:span><text:span text:style-name="T29">,</text:span><text:span text:style-name="T32">k</text:span><text:span text:style-name="T29">) <text:s/></text:span><text:s text:c="8"/>gets row <text:span text:style-name="T9">k</text:span> (first is 0) from matrix <text:span text:style-name="T9">a</text:span></text:p>
      <text:p text:style-name="P13"/>
      <text:p text:style-name="P13">List of quaternary functions:</text:p>
      <text:p text:style-name="P13"/>
      <text:p text:style-name="P16"><text:s text:c="2"/><text:span text:style-name="T29">int(f,x,a,b)</text:span> <text:s text:c="5"/>Numerically <text:span text:style-name="T144">approximates</text:span> integral of function </text:p>
      <text:p text:style-name="P16"><text:s text:c="20"/>f w.r.t. variable x in bounds from a to b</text:p>
      <text:p text:style-name="P13"/>
      <text:p text:style-name="P13"/>
      <text:p text:style-name="P13"/>
      <text:p text:style-name="P13"/>
      <text:p text:style-name="P17"/>
      <text:p text:style-name="P43"><text:span text:style-name="T157">S Y N T H E S I S <text:s text:c="2"/>O F <text:s text:c="2"/>T E R M <text:s text:c="2"/>T O K E N S</text:span>: <text:s text:c="41"/></text:p>
      <text:p text:style-name="P17"/>
      <text:p text:style-name="P94">example:</text:p>
      <text:p text:style-name="P94"><text:s text:c="2"/>input term t:</text:p>
      <text:p text:style-name="P17"><text:s text:c="4"/>2*sin(2*x)+3 <text:s/><text:span text:style-name="T158">as tree: <text:s/></text:span><text:span text:style-name="T157">+(*(2,sin(*(2,x))),3)</text:span></text:p>
      <text:p text:style-name="P17"><text:s text:c="2"/><text:span text:style-name="T158">number of output tokens N:</text:span></text:p>
      <text:p text:style-name="P17"><text:s text:c="4"/><text:span text:style-name="T158">6</text:span></text:p>
      <text:p text:style-name="P17"><text:s text:c="2"/><text:span text:style-name="T158">output:</text:span></text:p>
      <text:p text:style-name="P92"><text:s text:c="4"/>{+,<text:span text:style-name="T159">*,2,</text:span>sin(2*x),<text:span text:style-name="T159">3,</text:span><text:span text:style-name="T117">cos(2*x)</text:span>} <text:s/><text:span text:style-name="T159">(underline</text:span><text:span text:style-name="T160">d</text:span><text:span text:style-name="T159"> := incorrect)</text:span></text:p>
      <text:p text:style-name="P17"/>
      <text:p text:style-name="P95">depth=0: {+,2*sin(2*x),3} <text:s text:c="4"/>n=3 &lt; <text:span text:style-name="T163">N</text:span></text:p>
      <text:p text:style-name="P95">depth=1: {+,*,2,sin(2*x),3} <text:s text:c="2"/>n=5 &lt; N</text:p>
      <text:p text:style-name="P95">depth=2: {+,*,2,sin(,),x,3} <text:s text:c="2"/>n=7 &gt; N</text:p>
      <text:p text:style-name="P97">→ choose <text:span text:style-name="T162">smallest depth with n&lt;N</text:span> and fill remaining <text:span text:style-name="T162">tokens</text:span> with </text:p>
      <text:p text:style-name="P97"><text:s text:c="2"/>shuffling:</text:p>
      <text:p text:style-name="P95"><text:s text:c="5"/>change constants:</text:p>
      <text:p text:style-name="P96"><text:span text:style-name="T161"><text:s text:c="9"/>new := old + randZ(-1,1) * </text:span>rand(1,floor(value/2))</text:p>
      <text:p text:style-name="P96"><text:s text:c="9"/>keep positive;</text:p>
      <text:p text:style-name="P96"><text:s text:c="5"/>change sin ↔ cos ↔ exp</text:p>
      <text:p text:style-name="P96">→ <text:span text:style-name="T164">if N is not given, then choose depth=1, </text:span><text:span text:style-name="T165">and all tokens are needed for the solution </text:span><text:span text:style-name="T59">TODO: handling of tokens that are used twice or more in the soluti</text:span><text:span text:style-name="T60">on</text:span></text:p>
      <text:p text:style-name="P96"/>
      <text:p text:style-name="P17"/>
      <text:p text:style-name="P17"/>
      <text:p text:style-name="P17"/>
      <text:p text:style-name="P98">Algorithm:</text:p>
      <text:p text:style-name="P101"><text:span text:style-name="T158">Input</text:span>:</text:p>
      <text:p text:style-name="P99">t := the input term</text:p>
      <text:p text:style-name="P101">N := the number of output tokens</text:p>
      <text:p text:style-name="P102">Algorithm:</text:p>
      <text:p text:style-name="P99">T := { t }</text:p>
      <text:p text:style-name="P99">for each Ti in T:</text:p>
      <text:p text:style-name="P99"><text:span text:style-name="T157">T</text:span>i<text:span text:style-name="T157"> := set of operator(s) and operand(s) </text:span>for Ti</text:p>
      <text:p text:style-name="P99">Ti := shuffle(Ti)</text:p>
      <text:p text:style-name="P99">T := T uu Ti</text:p>
      <text:p text:style-name="P103"><text:soft-page-break/>n := |T|</text:p>
      <text:p text:style-name="P103">if n &lt; N then depth++ and goto <text:span text:style-name="T158">2</text:span>.</text:p>
      <text:p text:style-name="P100">END</text:p>
      <text:p text:style-name="P100">Output:</text:p>
      <text:p text:style-name="P100">T</text:p>
      <text:p text:style-name="P103"/>
      <text:p text:style-name="P100">Algorithm for shuffle(U):</text:p>
      <text:p text:style-name="P100">Input:</text:p>
      <text:p text:style-name="P100"><text:tab/>V := term</text:p>
      <text:p text:style-name="P100">Algorithm:</text:p>
      <text:p text:style-name="P100"><text:tab/></text:p>
      <text:p text:style-name="P100">Output:</text:p>
      <text:p text:style-name="P100"><text:tab/>U</text:p>
      <text:p text:style-name="P9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0ad98" officeooo:paragraph-rsid="0050ad98"/>
    </style:style>
    <style:style style:name="MP2" style:family="paragraph" style:parent-style-name="Footer">
      <style:text-properties officeooo:rsid="005157d8" officeooo:paragraph-rsid="005157d8"/>
    </style:style>
    <style:style style:name="MT1" style:family="text">
      <style:text-properties officeooo:rsid="006be162"/>
    </style:style>
    <style:page-layout style:name="Mpm1">
      <style:page-layout-properties fo:page-width="8.2681in" fo:page-height="11.6929in" style:num-format="1" style:print-orientation="portrait" fo:margin-top="0.5165in" fo:margin-bottom="0.532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BL+SMPL; <text:span text:style-name="MT1">specs updates</text:span><text:tab/>Andreas Schwenk<text:tab/>17 October 2023</text:p>
      </style:header>
      <style:footer>
        <text:p text:style-name="MP2">Pag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28:32.067742477</meta:creation-date>
    <dc:date>2023-10-27T15:28:44.131030097</dc:date>
    <meta:editing-duration>P2DT8H47M5S</meta:editing-duration>
    <meta:editing-cycles>151</meta:editing-cycles>
    <meta:generator>LibreOffice/7.4.4.2$MacOSX_AARCH64 LibreOffice_project/85569322deea74ec9134968a29af2df5663baa21</meta:generator>
    <meta:document-statistic meta:table-count="2" meta:image-count="0" meta:object-count="0" meta:page-count="8" meta:paragraph-count="289" meta:word-count="1746" meta:character-count="11032" meta:non-whitespace-character-count="7564"/>
  </office:meta>
</office:document-meta>
</file>